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BE000000773A5D2F638B74BD5A.png" manifest:media-type="image/png"/>
  <manifest:file-entry manifest:full-path="Pictures/10000000000004D8000001069FF3AC38A146EC30.png" manifest:media-type="image/png"/>
  <manifest:file-entry manifest:full-path="Pictures/10000000000004D8000001050B8AF640E561F532.png" manifest:media-type="image/png"/>
  <manifest:file-entry manifest:full-path="Pictures/10000000000003200000018ECBA80AFB93C57680.png" manifest:media-type="image/png"/>
  <manifest:file-entry manifest:full-path="Pictures/10000000000004D800000105A440B790B8EF2FCD.png" manifest:media-type="image/png"/>
  <manifest:file-entry manifest:full-path="Pictures/10000000000004D80000010170E1984869B0DEF4.png" manifest:media-type="image/png"/>
  <manifest:file-entry manifest:full-path="Pictures/10000000000001C10000007DC824E2E913C49D48.png" manifest:media-type="image/png"/>
  <manifest:file-entry manifest:full-path="Pictures/10000000000004D600000107D8E2FD0137F6D26D.png" manifest:media-type="image/png"/>
  <manifest:file-entry manifest:full-path="Pictures/10000000000003410000008B438482DF0FF9032D.png" manifest:media-type="image/png"/>
  <manifest:file-entry manifest:full-path="Pictures/10000000000003050000008933B453A0A8EFA5CF.png" manifest:media-type="image/png"/>
  <manifest:file-entry manifest:full-path="Pictures/1000000000000246000000C3B345AF306FA7247E.png" manifest:media-type="image/png"/>
  <manifest:file-entry manifest:full-path="Pictures/10000000000001C60000007D3BF9FD3BA1A43F7B.png" manifest:media-type="image/png"/>
  <manifest:file-entry manifest:full-path="Pictures/10000000000004E0000001089D8278D8C595F991.png" manifest:media-type="image/png"/>
  <manifest:file-entry manifest:full-path="Pictures/10000000000004DC00000105B840F669C9AA2E09.png" manifest:media-type="image/png"/>
  <manifest:file-entry manifest:full-path="Pictures/100000000000019A000001655C935FA03E90C213.png" manifest:media-type="image/png"/>
  <manifest:file-entry manifest:full-path="Pictures/10000000000003C60000013DB5018D6DA537A2A1.png" manifest:media-type="image/png"/>
  <manifest:file-entry manifest:full-path="Pictures/100000000000021B000001A5D79C99C108DB99ED.png" manifest:media-type="image/png"/>
  <manifest:file-entry manifest:full-path="Pictures/10000000000002B000000154A04D211A424E1DD6.png" manifest:media-type="image/png"/>
  <manifest:file-entry manifest:full-path="Pictures/10000000000004DE00000103BCDC9AB48DFBBE7C.png" manifest:media-type="image/png"/>
  <manifest:file-entry manifest:full-path="Pictures/10000000000001FA00000103A602DB14A5CFF2C7.png" manifest:media-type="image/png"/>
  <manifest:file-entry manifest:full-path="Pictures/10000000000002B0000001195FC53691818FDD2E.png" manifest:media-type="image/png"/>
  <manifest:file-entry manifest:full-path="Pictures/10000000000001A2000001530C3FBF9514DCB6EA.png" manifest:media-type="image/png"/>
  <manifest:file-entry manifest:full-path="Pictures/10000000000003F400000054CFF8AA11A041EDC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RevisionHistory" style:family="table">
      <style:table-properties style:width="6.925in" table:align="margins"/>
    </style:style>
    <style:style style:name="RevisionHistory.A" style:family="table-column">
      <style:table-column-properties style:column-width="2.3083in" style:rel-column-width="21845*"/>
    </style:style>
    <style:style style:name="RevisionHistory.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RevisionHistory.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RevisionHistory.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RevisionHistory.A2" style:family="table-cell" style:data-style-name="N10100">
      <style:table-cell-properties style:vertical-align="" fo:background-color="#ffffff" fo:padding="0in" fo:border-left="0.05pt solid #000000" fo:border-right="none" fo:border-top="none" fo:border-bottom="none" style:writing-mode="page">
        <style:background-image/>
      </style:table-cell-properties>
    </style:style>
    <style:style style:name="RevisionHistory.B2" style:family="table-cell">
      <style:table-cell-properties style:vertical-align="" fo:background-color="#ffffff" fo:padding="0in" fo:border="none" style:writing-mode="page">
        <style:background-image/>
      </style:table-cell-properties>
    </style:style>
    <style:style style:name="RevisionHistory.C2" style:family="table-cell" style:data-style-name="N10000">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3" style:family="table-cell">
      <style:table-cell-properties style:vertical-align="" fo:background-color="#ffffff" fo:padding="0in" fo:border="none" style:writing-mode="page">
        <style:background-image/>
      </style:table-cell-properties>
    </style:style>
    <style:style style:name="RevisionHistory.C3"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B4" style:family="table-cell">
      <style:table-cell-properties style:vertical-align="" fo:background-color="#ffffff" fo:padding="0in" fo:border="none" style:writing-mode="page">
        <style:background-image/>
      </style:table-cell-properties>
    </style:style>
    <style:style style:name="RevisionHistory.C4" style:family="table-cell">
      <style:table-cell-properties style:vertical-align="" fo:background-color="#ffffff" fo:padding="0in" fo:border-left="none" fo:border-right="0.05pt solid #000000" fo:border-top="none" fo:border-bottom="none" style:writing-mode="page">
        <style:background-image/>
      </style:table-cell-properties>
    </style:style>
    <style:style style:name="RevisionHistory.A5" style:family="table-cell" style:data-style-name="N1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RevisionHistory.B5"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RevisionHistory.C5"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fo:font-style="normal" officeooo:rsid="003c8933" officeooo:paragraph-rsid="003c8933" style:font-style-asian="normal" style:font-style-complex="normal"/>
    </style:style>
    <style:style style:name="P23" style:family="paragraph" style:parent-style-name="Text_20_body">
      <style:text-properties officeooo:rsid="00105c96" officeooo:paragraph-rsid="0014961a"/>
    </style:style>
    <style:style style:name="P24" style:family="paragraph" style:parent-style-name="Text_20_body">
      <style:text-properties officeooo:rsid="0015ba89" officeooo:paragraph-rsid="0015ba89"/>
    </style:style>
    <style:style style:name="P25" style:family="paragraph" style:parent-style-name="Text_20_body">
      <style:text-properties officeooo:rsid="0015edea" officeooo:paragraph-rsid="0015edea"/>
    </style:style>
    <style:style style:name="P26" style:family="paragraph" style:parent-style-name="Text_20_body">
      <style:text-properties style:font-name="Liberation Sans" officeooo:rsid="0015edea" officeooo:paragraph-rsid="0015edea"/>
    </style:style>
    <style:style style:name="P27" style:family="paragraph" style:parent-style-name="Text_20_body">
      <style:text-properties style:font-name="Liberation Sans" officeooo:rsid="002c760f" officeooo:paragraph-rsid="002c760f"/>
    </style:style>
    <style:style style:name="P28" style:family="paragraph" style:parent-style-name="Text_20_body">
      <style:text-properties style:font-name="Liberation Serif" fo:font-weight="bold" officeooo:rsid="0015edea" officeooo:paragraph-rsid="0015edea" style:font-weight-asian="bold" style:font-weight-complex="bold"/>
    </style:style>
    <style:style style:name="P29" style:family="paragraph" style:parent-style-name="Text_20_body">
      <style:text-properties officeooo:paragraph-rsid="0015edea"/>
    </style:style>
    <style:style style:name="P30" style:family="paragraph" style:parent-style-name="Text_20_body">
      <style:text-properties officeooo:rsid="00170b4c" officeooo:paragraph-rsid="00170b4c"/>
    </style:style>
    <style:style style:name="P31" style:family="paragraph" style:parent-style-name="Text_20_body">
      <style:text-properties officeooo:rsid="0018184d" officeooo:paragraph-rsid="0018184d"/>
    </style:style>
    <style:style style:name="P32" style:family="paragraph" style:parent-style-name="Text_20_body">
      <style:text-properties officeooo:rsid="001942c7" officeooo:paragraph-rsid="001942c7"/>
    </style:style>
    <style:style style:name="P33" style:family="paragraph" style:parent-style-name="Text_20_body">
      <style:text-properties officeooo:rsid="001a76fc" officeooo:paragraph-rsid="001a76fc"/>
    </style:style>
    <style:style style:name="P34" style:family="paragraph" style:parent-style-name="Text_20_body">
      <style:text-properties officeooo:rsid="001db9e4" officeooo:paragraph-rsid="001db9e4"/>
    </style:style>
    <style:style style:name="P35" style:family="paragraph" style:parent-style-name="Text_20_body">
      <style:text-properties officeooo:rsid="001fabba" officeooo:paragraph-rsid="001fabba"/>
    </style:style>
    <style:style style:name="P36" style:family="paragraph" style:parent-style-name="Text_20_body">
      <style:text-properties officeooo:rsid="001fabba" officeooo:paragraph-rsid="002c8dae"/>
    </style:style>
    <style:style style:name="P37" style:family="paragraph" style:parent-style-name="Text_20_body">
      <style:text-properties officeooo:rsid="0021615e" officeooo:paragraph-rsid="0021615e"/>
    </style:style>
    <style:style style:name="P38" style:family="paragraph" style:parent-style-name="Text_20_body">
      <style:text-properties officeooo:rsid="002391b4" officeooo:paragraph-rsid="002391b4"/>
    </style:style>
    <style:style style:name="P39" style:family="paragraph" style:parent-style-name="Text_20_body">
      <style:text-properties officeooo:rsid="00253662" officeooo:paragraph-rsid="00253662"/>
    </style:style>
    <style:style style:name="P40" style:family="paragraph" style:parent-style-name="Text_20_body">
      <style:text-properties officeooo:rsid="0026e5d8" officeooo:paragraph-rsid="0026e5d8"/>
    </style:style>
    <style:style style:name="P41" style:family="paragraph" style:parent-style-name="Text_20_body">
      <style:text-properties style:text-position="0% 100%" officeooo:rsid="0026e5d8" officeooo:paragraph-rsid="0026e5d8" style:font-size-asian="10.5pt" style:font-weight-asian="normal"/>
    </style:style>
    <style:style style:name="P42" style:family="paragraph" style:parent-style-name="Text_20_body">
      <style:text-properties style:text-position="0% 100%" officeooo:rsid="003024a6" officeooo:paragraph-rsid="003024a6" style:font-size-asian="10.5pt" style:font-weight-asian="normal"/>
    </style:style>
    <style:style style:name="P43" style:family="paragraph" style:parent-style-name="Text_20_body">
      <style:paragraph-properties fo:text-align="start" style:justify-single-word="false"/>
      <style:text-properties style:text-position="0% 100%" officeooo:rsid="0035e339" officeooo:paragraph-rsid="0035e339"/>
    </style:style>
    <style:style style:name="P44" style:family="paragraph" style:parent-style-name="Text_20_body">
      <style:text-properties officeooo:rsid="002822b0" officeooo:paragraph-rsid="002822b0"/>
    </style:style>
    <style:style style:name="P45" style:family="paragraph" style:parent-style-name="Text_20_body">
      <style:text-properties officeooo:rsid="002c760f" officeooo:paragraph-rsid="002c760f"/>
    </style:style>
    <style:style style:name="P46" style:family="paragraph" style:parent-style-name="Text_20_body">
      <style:text-properties officeooo:rsid="002c760f" officeooo:paragraph-rsid="002e4132"/>
    </style:style>
    <style:style style:name="P47" style:family="paragraph" style:parent-style-name="Text_20_body">
      <style:text-properties officeooo:rsid="002c760f" officeooo:paragraph-rsid="004d61f7"/>
    </style:style>
    <style:style style:name="P48" style:family="paragraph" style:parent-style-name="Text_20_body">
      <style:text-properties officeooo:rsid="0031436e" officeooo:paragraph-rsid="0031436e"/>
    </style:style>
    <style:style style:name="P49" style:family="paragraph" style:parent-style-name="Text_20_body">
      <style:text-properties officeooo:paragraph-rsid="00314a3e"/>
    </style:style>
    <style:style style:name="P50" style:family="paragraph" style:parent-style-name="Text_20_body">
      <style:text-properties officeooo:rsid="00314a3e" officeooo:paragraph-rsid="00314a3e"/>
    </style:style>
    <style:style style:name="P51" style:family="paragraph" style:parent-style-name="Text_20_body">
      <style:text-properties officeooo:rsid="0034317f" officeooo:paragraph-rsid="0034317f"/>
    </style:style>
    <style:style style:name="P52" style:family="paragraph" style:parent-style-name="Text_20_body">
      <style:text-properties officeooo:rsid="0035e339" officeooo:paragraph-rsid="0035e339"/>
    </style:style>
    <style:style style:name="P53" style:family="paragraph" style:parent-style-name="Text_20_body">
      <style:paragraph-properties fo:text-align="center" style:justify-single-word="false"/>
      <style:text-properties officeooo:rsid="0035e339" officeooo:paragraph-rsid="0035e339"/>
    </style:style>
    <style:style style:name="P54" style:family="paragraph" style:parent-style-name="Text_20_body">
      <style:paragraph-properties fo:text-align="start" style:justify-single-word="false"/>
      <style:text-properties officeooo:rsid="0035e339" officeooo:paragraph-rsid="0035e339"/>
    </style:style>
    <style:style style:name="P55" style:family="paragraph" style:parent-style-name="Text_20_body">
      <style:text-properties officeooo:rsid="003793f8" officeooo:paragraph-rsid="003793f8"/>
    </style:style>
    <style:style style:name="P56" style:family="paragraph" style:parent-style-name="Text_20_body">
      <style:paragraph-properties fo:text-align="center" style:justify-single-word="false"/>
      <style:text-properties officeooo:rsid="003793f8" officeooo:paragraph-rsid="003793f8"/>
    </style:style>
    <style:style style:name="P57" style:family="paragraph" style:parent-style-name="Text_20_body">
      <style:paragraph-properties fo:text-align="start" style:justify-single-word="false"/>
      <style:text-properties officeooo:rsid="003793f8" officeooo:paragraph-rsid="003793f8"/>
    </style:style>
    <style:style style:name="P58" style:family="paragraph" style:parent-style-name="Text_20_body">
      <style:text-properties officeooo:rsid="003a3be7" officeooo:paragraph-rsid="003a3be7"/>
    </style:style>
    <style:style style:name="P59" style:family="paragraph" style:parent-style-name="Text_20_body">
      <style:text-properties officeooo:rsid="00447d62" officeooo:paragraph-rsid="00447d62"/>
    </style:style>
    <style:style style:name="P60" style:family="paragraph" style:parent-style-name="Text_20_body">
      <style:text-properties officeooo:rsid="002e4132" officeooo:paragraph-rsid="004b91e7"/>
    </style:style>
    <style:style style:name="P61" style:family="paragraph" style:parent-style-name="Text_20_body">
      <style:text-properties officeooo:paragraph-rsid="004c85b0"/>
    </style:style>
    <style:style style:name="P62" style:family="paragraph" style:parent-style-name="Text_20_body">
      <style:text-properties officeooo:rsid="004ede02" officeooo:paragraph-rsid="004ede02"/>
    </style:style>
    <style:style style:name="P63" style:family="paragraph" style:parent-style-name="Text_20_body">
      <style:text-properties officeooo:rsid="004fa414" officeooo:paragraph-rsid="004fa414"/>
    </style:style>
    <style:style style:name="P64" style:family="paragraph" style:parent-style-name="Text_20_body">
      <style:text-properties officeooo:rsid="005061c3" officeooo:paragraph-rsid="005061c3"/>
    </style:style>
    <style:style style:name="P65" style:family="paragraph" style:parent-style-name="Text_20_body">
      <style:text-properties officeooo:rsid="0050625d" officeooo:paragraph-rsid="0050625d"/>
    </style:style>
    <style:style style:name="P66" style:family="paragraph" style:parent-style-name="Title">
      <style:text-properties officeooo:rsid="000e3d3f" officeooo:paragraph-rsid="000e3d3f"/>
    </style:style>
    <style:style style:name="P6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6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font-style="italic" officeooo:rsid="003a3be7" officeooo:paragraph-rsid="003a3be7" style:font-style-asian="italic" style:font-style-complex="italic"/>
    </style:style>
    <style:style style:name="P69"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70"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rsid="003a3be7" officeooo:paragraph-rsid="003a3be7"/>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c85b0" officeooo:paragraph-rsid="004c85b0"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24731" officeooo:paragraph-rsid="00524731"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4fb88" officeooo:paragraph-rsid="0054fb88"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4c85b0" officeooo:paragraph-rsid="004c85b0" style:font-size-asian="12pt" style:font-style-asian="italic" style:font-weight-asian="bold" style:font-size-complex="12pt" style:font-style-complex="italic" style:font-weight-complex="bold" style:text-overline-style="none" style:text-overline-color="font-color"/>
    </style:style>
    <style:style style:name="P78"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79"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80"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70da" officeooo:paragraph-rsid="003b70da" style:font-weight-asian="normal" style:font-weight-complex="normal"/>
    </style:style>
    <style:style style:name="P81"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d717" officeooo:paragraph-rsid="003bd717" style:font-weight-asian="normal" style:font-weight-complex="normal"/>
    </style:style>
    <style:style style:name="P82" style:family="paragraph" style:parent-style-name="Text_20_body">
      <loext:graphic-properties draw:fill="none"/>
      <style:paragraph-properties fo:margin-top="0in" fo:margin-bottom="0.0972in" loext:contextual-spacing="false" fo:line-height="120%" fo:background-color="transparent"/>
      <style:text-properties officeooo:rsid="003b70da" officeooo:paragraph-rsid="003b70da"/>
    </style:style>
    <style:style style:name="P83" style:family="paragraph" style:parent-style-name="Text_20_body">
      <loext:graphic-properties draw:fill="none"/>
      <style:paragraph-properties fo:margin-top="0in" fo:margin-bottom="0.0972in" loext:contextual-spacing="false" fo:line-height="120%" fo:background-color="transparent"/>
      <style:text-properties officeooo:rsid="003bd717" officeooo:paragraph-rsid="003bd717"/>
    </style:style>
    <style:style style:name="P84"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officeooo:rsid="003bd717" officeooo:paragraph-rsid="003bd717"/>
    </style:style>
    <style:style style:name="P85"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bd717" officeooo:paragraph-rsid="003bd717"/>
    </style:style>
    <style:style style:name="P86"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c37e5" officeooo:paragraph-rsid="003c37e5"/>
    </style:style>
    <style:style style:name="P87" style:family="paragraph" style:parent-style-name="Text_20_body">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88"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c37e5" officeooo:paragraph-rsid="003c37e5" style:font-style-asian="normal" style:font-style-complex="normal"/>
    </style:style>
    <style:style style:name="P89"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f4b33" officeooo:paragraph-rsid="003f4b33" style:font-style-asian="normal" style:font-style-complex="normal"/>
    </style:style>
    <style:style style:name="P90"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fo:font-style="normal" officeooo:rsid="003f4b33" officeooo:paragraph-rsid="003f4b33" style:font-style-asian="normal" style:font-style-complex="normal"/>
    </style:style>
    <style:style style:name="P91" style:family="paragraph" style:parent-style-name="Text_20_body">
      <style:paragraph-properties fo:break-before="page"/>
      <style:text-properties officeooo:rsid="0050625d" officeooo:paragraph-rsid="0050625d"/>
    </style:style>
    <style:style style:name="P92" style:family="paragraph" style:parent-style-name="Text_20_body" style:list-style-name="L1">
      <style:text-properties officeooo:rsid="000e3d3f" officeooo:paragraph-rsid="000e3d3f"/>
    </style:style>
    <style:style style:name="P93" style:family="paragraph" style:parent-style-name="Text_20_body" style:list-style-name="L2">
      <style:text-properties officeooo:rsid="00101ce7" officeooo:paragraph-rsid="00105c96"/>
    </style:style>
    <style:style style:name="P94" style:family="paragraph" style:parent-style-name="Text_20_body" style:list-style-name="L2">
      <style:text-properties officeooo:rsid="00101ce7" officeooo:paragraph-rsid="0014961a"/>
    </style:style>
    <style:style style:name="P95" style:family="paragraph" style:parent-style-name="Text_20_body" style:list-style-name="L2">
      <style:text-properties officeooo:rsid="003f4b33" officeooo:paragraph-rsid="003f4b33"/>
    </style:style>
    <style:style style:name="P96" style:family="paragraph" style:parent-style-name="Text_20_body" style:list-style-name="L3">
      <style:text-properties fo:font-style="normal" officeooo:rsid="00114d0c" officeooo:paragraph-rsid="00114d0c" style:font-style-asian="normal" style:font-style-complex="normal"/>
    </style:style>
    <style:style style:name="P97" style:family="paragraph" style:parent-style-name="Text_20_body" style:list-style-name="L5">
      <style:text-properties fo:font-style="normal" officeooo:rsid="0013a407" officeooo:paragraph-rsid="0013a407" style:font-style-asian="normal" style:font-style-complex="normal"/>
    </style:style>
    <style:style style:name="P98" style:family="paragraph" style:parent-style-name="Text_20_body" style:list-style-name="L5">
      <style:text-properties fo:font-style="normal" officeooo:rsid="0015ba89" officeooo:paragraph-rsid="0015ba89" style:font-style-asian="normal" style:font-style-complex="normal"/>
    </style:style>
    <style:style style:name="P99" style:family="paragraph" style:parent-style-name="Text_20_body" style:list-style-name="L7">
      <style:text-properties fo:font-style="normal" officeooo:rsid="001942c7" officeooo:paragraph-rsid="001942c7" style:font-style-asian="normal" style:font-style-complex="normal"/>
    </style:style>
    <style:style style:name="P100" style:family="paragraph" style:parent-style-name="Text_20_body" style:list-style-name="L10">
      <style:text-properties fo:font-style="normal" officeooo:rsid="002c4b1d" officeooo:paragraph-rsid="002c4b1d" style:font-style-asian="normal" style:font-style-complex="normal"/>
    </style:style>
    <style:style style:name="P101" style:family="paragraph" style:parent-style-name="Text_20_body" style:list-style-name="L10">
      <style:text-properties fo:font-style="normal" officeooo:rsid="002c760f" officeooo:paragraph-rsid="002c760f" style:font-style-asian="normal" style:font-style-complex="normal"/>
    </style:style>
    <style:style style:name="P102" style:family="paragraph" style:parent-style-name="Text_20_body" style:list-style-name="L16">
      <style:text-properties fo:font-style="normal" officeooo:rsid="0034317f" officeooo:paragraph-rsid="0034317f" style:font-style-asian="normal" style:font-style-complex="normal"/>
    </style:style>
    <style:style style:name="P103" style:family="paragraph" style:parent-style-name="Text_20_body" style:list-style-name="L4">
      <style:text-properties officeooo:rsid="00114d0c" officeooo:paragraph-rsid="00114d0c"/>
    </style:style>
    <style:style style:name="P104" style:family="paragraph" style:parent-style-name="Text_20_body" style:list-style-name="L4">
      <style:text-properties officeooo:rsid="00129cef" officeooo:paragraph-rsid="00467b0e"/>
    </style:style>
    <style:style style:name="P105" style:family="paragraph" style:parent-style-name="Text_20_body" style:list-style-name="L6">
      <style:text-properties officeooo:rsid="0018184d" officeooo:paragraph-rsid="0018184d"/>
    </style:style>
    <style:style style:name="P106" style:family="paragraph" style:parent-style-name="Text_20_body" style:list-style-name="L7">
      <style:text-properties officeooo:rsid="001942c7" officeooo:paragraph-rsid="001942c7"/>
    </style:style>
    <style:style style:name="P107" style:family="paragraph" style:parent-style-name="Text_20_body" style:list-style-name="L8">
      <style:text-properties officeooo:rsid="0021615e" officeooo:paragraph-rsid="0021615e"/>
    </style:style>
    <style:style style:name="P108" style:family="paragraph" style:parent-style-name="Text_20_body" style:list-style-name="L9">
      <style:text-properties officeooo:rsid="002391b4" officeooo:paragraph-rsid="002391b4"/>
    </style:style>
    <style:style style:name="P109" style:family="paragraph" style:parent-style-name="Text_20_body" style:list-style-name="L9">
      <style:text-properties officeooo:rsid="00253662" officeooo:paragraph-rsid="00253662"/>
    </style:style>
    <style:style style:name="P110" style:family="paragraph" style:parent-style-name="Text_20_body" style:list-style-name="L11">
      <style:text-properties officeooo:rsid="00447d62" officeooo:paragraph-rsid="004d61f7"/>
    </style:style>
    <style:style style:name="P111" style:family="paragraph" style:parent-style-name="Text_20_body" style:list-style-name="L12">
      <style:text-properties officeooo:rsid="005061c3" officeooo:paragraph-rsid="005061c3"/>
    </style:style>
    <style:style style:name="P112" style:family="paragraph" style:parent-style-name="Text_20_body" style:list-style-name="L12">
      <style:text-properties officeooo:rsid="0050625d" officeooo:paragraph-rsid="0050625d"/>
    </style:style>
    <style:style style:name="P113" style:family="paragraph" style:parent-style-name="Text_20_body" style:list-style-name="L13">
      <style:text-properties officeooo:rsid="0050625d" officeooo:paragraph-rsid="0050625d"/>
    </style:style>
    <style:style style:name="P114" style:family="paragraph" style:parent-style-name="Text_20_body" style:list-style-name="L14">
      <style:text-properties officeooo:rsid="0050625d" officeooo:paragraph-rsid="0050625d"/>
    </style:style>
    <style:style style:name="P115" style:family="paragraph" style:parent-style-name="Text_20_body" style:list-style-name="L15">
      <style:text-properties officeooo:rsid="0031436e" officeooo:paragraph-rsid="0031436e"/>
    </style:style>
    <style:style style:name="P116" style:family="paragraph" style:parent-style-name="Text_20_body" style:list-style-name="L15">
      <style:text-properties officeooo:rsid="0031436e" officeooo:paragraph-rsid="00314a3e"/>
    </style:style>
    <style:style style:name="P117" style:family="paragraph" style:parent-style-name="Text_20_body" style:list-style-name="L15">
      <style:text-properties officeooo:rsid="00314a3e" officeooo:paragraph-rsid="00314a3e"/>
    </style:style>
    <style:style style:name="P118" style:family="paragraph" style:parent-style-name="Text_20_body" style:list-style-name="L16">
      <style:text-properties officeooo:rsid="0034317f" officeooo:paragraph-rsid="0034317f"/>
    </style:style>
    <style:style style:name="P119" style:family="paragraph" style:parent-style-name="Text_20_body" style:list-style-name="L17">
      <style:paragraph-properties fo:text-align="start" style:justify-single-word="false"/>
      <style:text-properties style:text-position="0% 100%" officeooo:rsid="0035e339" officeooo:paragraph-rsid="0035e339"/>
    </style:style>
    <style:style style:name="P120" style:family="paragraph" style:parent-style-name="Text_20_body" style:list-style-name="L17">
      <style:paragraph-properties fo:text-align="start" style:justify-single-word="false"/>
      <style:text-properties officeooo:rsid="0035e339" officeooo:paragraph-rsid="0035e339"/>
    </style:style>
    <style:style style:name="P121" style:family="paragraph" style:parent-style-name="Text_20_body" style:list-style-name="L18">
      <style:paragraph-properties fo:text-align="start" style:justify-single-word="false"/>
      <style:text-properties officeooo:rsid="003793f8" officeooo:paragraph-rsid="003793f8"/>
    </style:style>
    <style:style style:name="P122" style:family="paragraph" style:parent-style-name="Text_20_body" style:list-style-name="L19">
      <loext:graphic-properties draw:fill="none"/>
      <style:paragraph-properties fo:margin-top="0in" fo:margin-bottom="0.0972in" loext:contextual-spacing="false" fo:line-height="120%" fo:background-color="transparent"/>
      <style:text-properties officeooo:rsid="003a3be7" officeooo:paragraph-rsid="003a3be7"/>
    </style:style>
    <style:style style:name="P123" style:family="paragraph" style:parent-style-name="Text_20_body" style:list-style-name="L19">
      <loext:graphic-properties draw:fill="none"/>
      <style:paragraph-properties fo:margin-top="0in" fo:margin-bottom="0.0972in" loext:contextual-spacing="false" fo:line-height="120%" fo:background-color="transparent"/>
      <style:text-properties officeooo:rsid="003a3be7" officeooo:paragraph-rsid="003b70da"/>
    </style:style>
    <style:style style:name="P124" style:family="paragraph" style:parent-style-name="Text_20_body" style:list-style-name="L20">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25" style:family="paragraph" style:parent-style-name="Text_20_body" style:list-style-name="L21">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26" style:family="paragraph" style:parent-style-name="Heading_20_1">
      <style:text-properties officeooo:rsid="000e3d3f" officeooo:paragraph-rsid="000e3d3f"/>
    </style:style>
    <style:style style:name="P127" style:family="paragraph" style:parent-style-name="Heading_20_1" style:list-style-name="">
      <style:text-properties officeooo:rsid="00108423" officeooo:paragraph-rsid="00108423"/>
    </style:style>
    <style:style style:name="P128" style:family="paragraph" style:parent-style-name="Heading_20_1">
      <style:paragraph-properties fo:break-before="page"/>
      <style:text-properties officeooo:rsid="00108423" officeooo:paragraph-rsid="00108423"/>
    </style:style>
    <style:style style:name="P129" style:family="paragraph" style:parent-style-name="Heading_20_1">
      <style:paragraph-properties fo:break-before="page"/>
      <style:text-properties officeooo:rsid="0013a407" officeooo:paragraph-rsid="0013a407"/>
    </style:style>
    <style:style style:name="P130" style:family="paragraph" style:parent-style-name="Heading_20_1">
      <style:paragraph-properties fo:break-before="page"/>
      <style:text-properties officeooo:rsid="0015ba89" officeooo:paragraph-rsid="0015ba89"/>
    </style:style>
    <style:style style:name="P131" style:family="paragraph" style:parent-style-name="Heading_20_1">
      <style:paragraph-properties fo:break-before="page"/>
      <style:text-properties officeooo:rsid="0015edea" officeooo:paragraph-rsid="0015edea"/>
    </style:style>
    <style:style style:name="P132" style:family="paragraph" style:parent-style-name="Heading_20_1">
      <style:paragraph-properties fo:break-before="page"/>
      <style:text-properties officeooo:rsid="002c760f" officeooo:paragraph-rsid="002c760f"/>
    </style:style>
    <style:style style:name="P133" style:family="paragraph" style:parent-style-name="Heading_20_1">
      <style:paragraph-properties fo:break-before="page"/>
      <style:text-properties officeooo:rsid="004fa414" officeooo:paragraph-rsid="004fa414"/>
    </style:style>
    <style:style style:name="P134" style:family="paragraph" style:parent-style-name="Heading_20_1">
      <style:paragraph-properties fo:break-before="page"/>
      <style:text-properties officeooo:rsid="0031436e" officeooo:paragraph-rsid="0031436e"/>
    </style:style>
    <style:style style:name="P135" style:family="paragraph" style:parent-style-name="Heading_20_1">
      <style:paragraph-properties fo:break-before="page"/>
      <style:text-properties officeooo:rsid="004c85b0" officeooo:paragraph-rsid="004c85b0"/>
    </style:style>
    <style:style style:name="P136" style:family="paragraph" style:parent-style-name="Heading_20_2">
      <style:text-properties officeooo:rsid="00114d0c" officeooo:paragraph-rsid="00114d0c"/>
    </style:style>
    <style:style style:name="P137" style:family="paragraph" style:parent-style-name="Heading_20_2">
      <style:text-properties officeooo:rsid="00170b4c" officeooo:paragraph-rsid="00170b4c"/>
    </style:style>
    <style:style style:name="P138" style:family="paragraph" style:parent-style-name="Heading_20_2">
      <style:text-properties officeooo:rsid="004fa414" officeooo:paragraph-rsid="004fa414"/>
    </style:style>
    <style:style style:name="P139" style:family="paragraph" style:parent-style-name="Heading_20_2">
      <style:text-properties officeooo:rsid="005061c3" officeooo:paragraph-rsid="005061c3"/>
    </style:style>
    <style:style style:name="P140" style:family="paragraph" style:parent-style-name="Heading_20_2">
      <style:text-properties officeooo:rsid="0031eb82" officeooo:paragraph-rsid="0031eb82"/>
    </style:style>
    <style:style style:name="P141" style:family="paragraph" style:parent-style-name="Heading_20_2">
      <style:text-properties officeooo:rsid="0032f369" officeooo:paragraph-rsid="0032f369"/>
    </style:style>
    <style:style style:name="P142" style:family="paragraph" style:parent-style-name="Heading_20_2">
      <style:paragraph-properties fo:break-before="page"/>
      <style:text-properties officeooo:rsid="0021615e" officeooo:paragraph-rsid="0021615e"/>
    </style:style>
    <style:style style:name="P143" style:family="paragraph" style:parent-style-name="Heading_20_3">
      <style:text-properties officeooo:rsid="002391b4" officeooo:paragraph-rsid="002391b4"/>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italic" officeooo:rsid="003f4b33" style:font-style-asian="italic" style:font-style-complex="italic"/>
    </style:style>
    <style:style style:name="T8" style:family="text">
      <style:text-properties fo:font-style="italic" officeooo:rsid="004d61f7"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08423" style:font-style-asian="normal" style:font-style-complex="normal"/>
    </style:style>
    <style:style style:name="T11" style:family="text">
      <style:text-properties fo:font-style="normal" officeooo:rsid="001b5752" style:font-style-asian="normal" style:font-style-complex="normal"/>
    </style:style>
    <style:style style:name="T12" style:family="text">
      <style:text-properties fo:font-style="normal" officeooo:rsid="001ef3e2" style:font-style-asian="normal" style:font-style-complex="normal"/>
    </style:style>
    <style:style style:name="T13" style:family="text">
      <style:text-properties fo:font-style="normal" officeooo:rsid="002391b4" style:font-style-asian="normal" style:font-style-complex="normal"/>
    </style:style>
    <style:style style:name="T14" style:family="text">
      <style:text-properties fo:font-style="normal" officeooo:rsid="002822b0" style:font-style-asian="normal" style:font-style-complex="normal"/>
    </style:style>
    <style:style style:name="T15" style:family="text">
      <style:text-properties fo:font-style="normal" officeooo:rsid="0029e3e2" style:font-style-asian="normal" style:font-style-complex="normal"/>
    </style:style>
    <style:style style:name="T16" style:family="text">
      <style:text-properties fo:font-style="normal" officeooo:rsid="002c8dae" style:font-style-asian="normal" style:font-style-complex="normal"/>
    </style:style>
    <style:style style:name="T17" style:family="text">
      <style:text-properties fo:font-style="normal" officeooo:rsid="003c8933" style:font-style-asian="normal" style:font-style-complex="normal"/>
    </style:style>
    <style:style style:name="T18" style:family="text">
      <style:text-properties fo:font-style="normal" officeooo:rsid="003f4b33" style:font-style-asian="normal" style:font-style-complex="normal"/>
    </style:style>
    <style:style style:name="T19" style:family="text">
      <style:text-properties fo:font-style="normal" officeooo:rsid="0044a07a" style:font-style-asian="normal" style:font-style-complex="normal"/>
    </style:style>
    <style:style style:name="T20" style:family="text">
      <style:text-properties fo:font-style="normal" officeooo:rsid="0046e501" style:font-style-asian="normal" style:font-style-complex="normal"/>
    </style:style>
    <style:style style:name="T21" style:family="text">
      <style:text-properties fo:font-style="normal" officeooo:rsid="004fa414" style:font-style-asian="normal" style:font-style-complex="normal"/>
    </style:style>
    <style:style style:name="T22" style:family="text">
      <style:text-properties fo:font-style="normal" officeooo:rsid="00582954" style:font-style-asian="normal" style:font-style-complex="normal"/>
    </style:style>
    <style:style style:name="T23" style:family="text">
      <style:text-properties officeooo:rsid="0015ba89"/>
    </style:style>
    <style:style style:name="T24" style:family="text">
      <style:text-properties officeooo:rsid="0015edea"/>
    </style:style>
    <style:style style:name="T25" style:family="text">
      <style:text-properties style:font-name="Liberation Sans"/>
    </style:style>
    <style:style style:name="T26" style:family="text">
      <style:text-properties officeooo:rsid="0018184d"/>
    </style:style>
    <style:style style:name="T27" style:family="text">
      <style:text-properties officeooo:rsid="0021615e"/>
    </style:style>
    <style:style style:name="T28" style:family="text">
      <style:text-properties officeooo:rsid="0021932f"/>
    </style:style>
    <style:style style:name="T29" style:family="text">
      <style:text-properties officeooo:rsid="00222dcb"/>
    </style:style>
    <style:style style:name="T30" style:family="text">
      <style:text-properties officeooo:rsid="002296e4"/>
    </style:style>
    <style:style style:name="T31" style:family="text">
      <style:text-properties officeooo:rsid="002391b4"/>
    </style:style>
    <style:style style:name="T32" style:family="text">
      <style:text-properties style:text-position="super 58%"/>
    </style:style>
    <style:style style:name="T33" style:family="text">
      <style:text-properties style:text-position="super 58%" style:font-size-asian="10.5pt" style:font-weight-asian="normal"/>
    </style:style>
    <style:style style:name="T34" style:family="text">
      <style:text-properties style:text-position="0% 100%"/>
    </style:style>
    <style:style style:name="T35" style:family="text">
      <style:text-properties style:text-position="0% 100%" style:font-size-asian="10.5pt" style:font-weight-asian="normal"/>
    </style:style>
    <style:style style:name="T36" style:family="text">
      <style:text-properties style:text-position="0% 100%" fo:font-style="italic" style:font-style-asian="italic" style:font-style-complex="italic"/>
    </style:style>
    <style:style style:name="T37" style:family="text">
      <style:text-properties style:text-position="0% 100%" officeooo:rsid="003f4b33"/>
    </style:style>
    <style:style style:name="T38" style:family="text">
      <style:text-properties officeooo:rsid="002822b0"/>
    </style:style>
    <style:style style:name="T39" style:family="text">
      <style:text-properties officeooo:rsid="002929cc"/>
    </style:style>
    <style:style style:name="T40" style:family="text">
      <style:text-properties officeooo:rsid="0029e3e2"/>
    </style:style>
    <style:style style:name="T41" style:family="text">
      <style:text-properties officeooo:rsid="0029fa44"/>
    </style:style>
    <style:style style:name="T42" style:family="text">
      <style:text-properties officeooo:rsid="002c4b1d"/>
    </style:style>
    <style:style style:name="T43" style:family="text">
      <style:text-properties officeooo:rsid="002c8dae"/>
    </style:style>
    <style:style style:name="T44" style:family="text">
      <style:text-properties officeooo:rsid="002e4132"/>
    </style:style>
    <style:style style:name="T45" style:family="text">
      <style:text-properties officeooo:rsid="003024a6"/>
    </style:style>
    <style:style style:name="T46" style:family="text">
      <style:text-properties officeooo:rsid="0031eb82"/>
    </style:style>
    <style:style style:name="T47" style:family="text">
      <style:text-properties officeooo:rsid="003873db"/>
    </style:style>
    <style:style style:name="T48" style:family="text">
      <style:text-properties officeooo:rsid="003b70da"/>
    </style:style>
    <style:style style:name="T49" style:family="text">
      <style:text-properties fo:font-weight="bold" style:font-weight-asian="bold" style:font-weight-complex="bold"/>
    </style:style>
    <style:style style:name="T50" style:family="text">
      <style:text-properties fo:font-weight="bold" officeooo:rsid="003b70da" style:font-weight-asian="bold" style:font-weight-complex="bold"/>
    </style:style>
    <style:style style:name="T51" style:family="text">
      <style:text-properties fo:font-weight="normal" officeooo:rsid="003b70da" style:font-weight-asian="normal" style:font-weight-complex="normal"/>
    </style:style>
    <style:style style:name="T52" style:family="text">
      <style:text-properties officeooo:rsid="003c37e5"/>
    </style:style>
    <style:style style:name="T53" style:family="text">
      <style:text-properties officeooo:rsid="003c8933"/>
    </style:style>
    <style:style style:name="T54" style:family="text">
      <style:text-properties officeooo:rsid="003e5833"/>
    </style:style>
    <style:style style:name="T55" style:family="text">
      <style:text-properties officeooo:rsid="003f4b33"/>
    </style:style>
    <style:style style:name="T56" style:family="text">
      <style:text-properties officeooo:rsid="004144e9"/>
    </style:style>
    <style:style style:name="T57" style:family="text">
      <style:text-properties officeooo:rsid="004281db"/>
    </style:style>
    <style:style style:name="T58" style:family="text">
      <style:text-properties officeooo:rsid="0044a07a"/>
    </style:style>
    <style:style style:name="T59" style:family="text">
      <style:text-properties officeooo:rsid="0046296a"/>
    </style:style>
    <style:style style:name="T60" style:family="text">
      <style:text-properties officeooo:rsid="0048ac16"/>
    </style:style>
    <style:style style:name="T61" style:family="text">
      <style:text-properties officeooo:rsid="004d61f7"/>
    </style:style>
    <style:style style:name="T62" style:family="text">
      <style:text-properties officeooo:rsid="004fa414"/>
    </style:style>
    <style:style style:name="T63" style:family="text">
      <style:text-properties officeooo:rsid="005061c3"/>
    </style:style>
    <style:style style:name="T64" style:family="text">
      <style:text-properties officeooo:rsid="0053d2f0"/>
    </style:style>
    <style:style style:name="T65" style:family="text">
      <style:text-properties officeooo:rsid="0054fb88"/>
    </style:style>
    <style:style style:name="T66" style:family="text">
      <style:text-properties officeooo:rsid="0058295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span text:style-name="T39">ReserveFund</text:span>Budget User Guide</text:p>
      <text:h text:style-name="P126" text:outline-level="1">The Sectional Title Schemes Management <text:span text:style-name="T66">Act</text:span></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9">changing</text:span> <text:span text:style-name="T29">dramatically</text:span> from year to year. In particular, BC's may need to issue special levies which are frequently unpopular with owners.</text:p>
      <text:p text:style-name="P1">The Sectional Title Schemes Management <text:span text:style-name="T66">Act Regulations (STSMAR)</text:span> require that the trustees of a BC prepare:</text:p>
      <text:list xml:id="list8806686543658629211" text:style-name="L1">
        <text:list-item>
          <text:p text:style-name="P92">An administrative budget to cover day-to-day expenses (such as <text:span text:style-name="T1">gardening, </text:span>managing agent fees, electricity and regular repairs and maintenance <text:span text:style-name="T43">like fixing minor plumbing problems or replacing light bulbs</text:span>) <text:span text:style-name="T1">for the following financial year</text:span></text:p>
        </text:list-item>
        <text:list-item>
          <text:p text:style-name="P92">A ma<text:span text:style-name="T39">intenance</text:span> plan and <text:span text:style-name="T59">reserve fund </text:span>budget that identifies large maintenance work that needs to be undertaken over the next ten years that shows how these large-scale works will be funded <text:span text:style-name="T39">from a reserve fund</text:span>.</text:p>
        </text:list-item>
      </text:list>
      <text:p text:style-name="P2"><text:span text:style-name="T39">T</text:span>he STSM<text:span text:style-name="T66">AR</text:span> <text:span text:style-name="T39">specifies that the</text:span> reserve fund <text:span text:style-name="T39">must be maintained separately from the administrative fund</text:span> and <text:span text:style-name="T39">stipulates </text:span>amounts <text:span text:style-name="T39">that </text:span>must be contributed to the reserve fund each year. <text:span text:style-name="T39">The minimum amounts that must be put into the reserve fund annually are significant</text:span>. <text:s/>The following t<text:span text:style-name="T55">hree</text:span> slightly messy requirements apply (if, on a first reading, you don't understand them, don't worry):</text:p>
      <text:list xml:id="list4937785130519214053" text:style-name="L2">
        <text:list-item>
          <text:p text:style-name="P93">If the amount in the reserve fund is insufficient to cover a full year's administrative costs but more than one quarter of the amount spent on administration, then the BC must ensure that an amount <text:span text:style-name="T57">greater than or </text:span>equal to the Repairs &amp; Maintenance line item on the administrative budget must be contributed to the reserve fund.</text:p>
        </text:list-item>
        <text:list-item>
          <text:p text:style-name="P94">If the amount in the reserve fund is less than one quarter of the amount spent on administration, a BC is required to put an amount <text:span text:style-name="T65">greater than or equal to</text:span> 15% of the total administrative budget into the reserve fund in the next financial year.</text:p>
        </text:list-item>
        <text:list-item>
          <text:p text:style-name="P95">If the reserve funds are sufficient to cover a full year's administrative costs, a BC does not need to put any money into the reserve fund in the next financial year.</text:p>
        </text:list-item>
      </text:list>
      <text:p text:style-name="P23"><text:soft-page-break/><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3">There are a large number of items that can be included on a ten year plan and trying to make <text:span text:style-name="T57">an </text:span>educated guess as to whether the reserve fund will be sufficiently well funded at some distant time <text:span text:style-name="T57">is</text:span> not realistic. Happily, spreadsheets are a great tool for budgeting and checking compliance with, e.g., <text:span text:style-name="T55">the minimum amount to be contributed to the reserve fund in a year</text:span>.</text:p>
      <text:p text:style-name="P3"/>
      <text:h text:style-name="P127" text:outline-level="1"/>
      <text:h text:style-name="P128" text:outline-level="1">The <text:span text:style-name="T5">ReserveFundB</text:span><text:span text:style-name="T3">udget </text:span><text:span text:style-name="T9">Spreadsheet</text:span></text:h>
      <text:p text:style-name="P4"><text:span text:style-name="T10">T</text:span><text:span text:style-name="T9">he Brittany, Tokai Villas trustees created a spreadsheet to help them:</text:span></text:p>
      <text:list xml:id="list2639875857468863312" text:style-name="L3">
        <text:list-item>
          <text:p text:style-name="P96">Identify items that need to be maintained over a ten year period (such as <text:span text:style-name="T30">paint jobs</text:span>, replacing electric fencing, re<text:span text:style-name="T43">surfacing the pool</text:span>, <text:span text:style-name="T30">etc.</text:span>)</text:p>
        </text:list-item>
        <text:list-item>
          <text:p text:style-name="P96">Determine what the impact of these big-ticket items is on the budget and how to prepare budgets that do not see <text:span text:style-name="T30">significant</text:span> fluctuations in levies from year to year.</text:p>
        </text:list-item>
      </text:list>
      <text:p text:style-name="P8">This user guide describes how to use the spreadsheet.</text:p>
      <text:h text:style-name="P136" text:outline-level="2">Real world budgeting</text:h>
      <text:p text:style-name="P4">It's important to be realistic; ten years is a long time period. A spreadsheet is not going to be precisely accurate <text:span text:style-name="T55">even </text:span>over one year and the inaccuracies get <text:span text:style-name="T39">worse</text:span> over longer time periods. Some of the problems <text:span text:style-name="T39">with long range budgeting are</text:span>:</text:p>
      <text:list xml:id="list7826940112604650349" text:style-name="L4">
        <text:list-item>
          <text:p text:style-name="P103">Inflation can vary and the spread between the interest earned on the reserve fund can be significantly different from year to year over ten years</text:p>
        </text:list-item>
        <text:list-item>
          <text:p text:style-name="P103">Assumptions about when maintenance work is needed can be wrong; a paint job that was expected to last seven years may be looking shoddy after six</text:p>
        </text:list-item>
        <text:list-item>
          <text:p text:style-name="P104">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30">being</text:span> 100% accurate.</text:p>
      <text:p text:style-name="P8"/>
      <text:h text:style-name="P129" text:outline-level="1">The Structure of the Spreadsheet</text:h>
      <text:p text:style-name="P6">The spreadsheet consists of <text:span text:style-name="T23">six</text:span> <text:span text:style-name="T3">worksheets:</text:span></text:p>
      <text:list xml:id="list1052193198737358568" text:style-name="L5">
        <text:list-item>
          <text:p text:style-name="P97">An “About” worksheet that includes a copyright notice and a disclaimer</text:p>
        </text:list-item>
        <text:list-item>
          <text:p text:style-name="P97">A “Current Financials” worksheet that captures details from the previous year's (hopefully audited) financial statements and important details from the administrative budget</text:p>
        </text:list-item>
        <text:list-item>
          <text:p text:style-name="P97">A worksheet that captures items that need to be maintained over the next ten years (e.g. painting<text:span text:style-name="T30">)</text:span> or <text:span text:style-name="T55">large</text:span> <text:span text:style-name="T55">value </text:span>capital <text:span text:style-name="T30">purchases</text:span> (e.g. <text:span text:style-name="T43">a new irrigation system</text:span>)</text:p>
        </text:list-item>
        <text:list-item>
          <text:p text:style-name="P98">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97">A “Planning and Projections” worksheet to determine year on year changes over the ten year period to help ensure that the reserves of the BC are sufficient to cover the expenses for each year and to ensure that the amount in the reserve fund is <text:span text:style-name="T43">always </text:span>compliant with the STSM<text:span text:style-name="T66">A</text:span>R.</text:p>
        </text:list-item>
        <text:list-item>
          <text:p text:style-name="P97">A “Summary” sheet that describes the impact of the ten year plan <text:span text:style-name="T43">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p text:style-name="P22">There is a third example spreadsheet that is only relevant to Appendix <text:span text:style-name="T62">2 </text:span>of this user guide. <text:span text:style-name="T55"><text:s/>Appendix 2 is intended for readers who want an in-depth understanding of</text:span> how this spreadsheet calculates values.</text:p>
      <text:h text:style-name="P130" text:outline-level="1">Disclaimers <text:span text:style-name="T24">and Other Legal Stuff</text:span></text:h>
      <text:p text:style-name="P24">The STSM<text:span text:style-name="T66">A</text:span>R is a legal document and the creators of this spreadsheet are not lawyers. We have, however, tried to interpret the regulations correctly and reasonably.</text:p>
      <text:p text:style-name="P24">It should be noted that Section 2 of the STSM<text:span text:style-name="T66">A</text:span>R specifies minimum amounts that must be contributed annually to the reserve fund. However, Section 22(2) <text:span text:style-name="T58">of the STSMAR Management Rules (in Annexure 1)</text:span> has a formula that stipulates how to calculate an annual amount that must be contributed to the reserve fund. Given a precise formula, it seems redundant to include a formula for the “minimum” amount to be contributed. We describe how we try to reconcile the formulas of Section 2 <text:span text:style-name="T58">of the STSMAR </text:span>and <text:span text:style-name="T58">Section </text:span>22 <text:span text:style-name="T58">of Annexure 1 </text:span>in the worked examples in this guide. However it is your responsibility to ensure that the budgeted amount to be contributed to the reserve fund for your own scheme is reasonable.</text:p>
      <text:p text:style-name="P25">A maintenance plan involves more than just calculations. You should prepare a text document that justifies the assumptions that you make in your budgeting <text:span text:style-name="T39">and spreadsheet.</text:span></text:p>
      <text:p text:style-name="P25">This spreadsheet is software and software <text:span text:style-name="T43">inevitably </text:span>has bugs. Note that the GNU Public License under which this software is made freely available includes this disclaimer:</text:p>
      <text:p text:style-name="P25"><text:s text:c="4"/><text:span text:style-name="T25">This program is distributed in the hope that it will be useful,</text:span></text:p>
      <text:p text:style-name="P26"><text:s text:c="4"/>but WITHOUT ANY WARRANTY; without even the implied warranty of</text:p>
      <text:p text:style-name="P26"><text:s text:c="4"/>MERCHANTABILITY or FITNESS FOR A PARTICULAR PURPOSE. <text:s/>See the</text:p>
      <text:p text:style-name="P26"><text:s text:c="4"/>GNU General Public License for more details.</text:p>
      <text:p text:style-name="P28"/>
      <text:p text:style-name="P28">This software is copyrighted. You may distribute budgets using this spreadsheet but do not remove the worksheet that contains the copyright notice.</text:p>
      <text:p text:style-name="P28"/>
      <text:h text:style-name="P131" text:outline-level="1">Example Spreadsheets</text:h>
      <text:p text:style-name="P30">This section considers two fictitious Sectional Title Schemes: The Acme Body Corporate (ABC) and the Zenith Body Corporate (ZBC).</text:p>
      <text:p text:style-name="P30">The first example is some what simpler and the second takes a more formal approach. The spreadsheets are found in the examples folder.</text:p>
      <text:p text:style-name="P63">The STSM<text:span text:style-name="T66">A</text:span>R requires that a Body Corporate approve both an Administrative <text:span text:style-name="T63">b</text:span>udget and a Reserve Fund <text:span text:style-name="T63">b</text:span>udget. The Administrative <text:span text:style-name="T63">b</text:span>udget must be prepared before the Reserve Fund <text:span text:style-name="T63">b</text:span>udget since the Reserve Fund <text:span text:style-name="T63">n</text:span>udget relies on values contained in the Administrative <text:span text:style-name="T63">b</text:span>udget. Appendix 1 gives an example of preparing an Administrative <text:span text:style-name="T63">b</text:span>udget. You can read Appendix 1 first if you want to see what is typically included in that budget.</text:p>
      <text:h text:style-name="P137" text:outline-level="2">Example 1: <text:span text:style-name="T27">The Acme Body Corporate</text:span></text:h>
      <text:p text:style-name="P30"><text:span text:style-name="T43">The </text:span>ABC have prepared their 2017/2018 <text:span text:style-name="T63">A</text:span>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78"/>
            </table:table-cell>
            <table:table-cell table:style-name="ABCAdministrativeBudget.A1" office:value-type="float" office:value="0">
              <text:p text:style-name="P79">Amount</text:p>
            </table:table-cell>
          </table:table-row>
        </table:table-header-rows>
        <table:table-row>
          <table:table-cell table:style-name="ABCAdministrativeBudget.A2" office:value-type="float" office:value="0">
            <text:p text:style-name="P71">Repairs &amp; Maintena<text:span text:style-name="T26">n</text:span>ce</text:p>
          </table:table-cell>
          <table:table-cell table:style-name="ABCAdministrativeBudget.B2" office:value-type="string">
            <text:p text:style-name="P71">R130 000</text:p>
          </table:table-cell>
        </table:table-row>
        <table:table-row>
          <table:table-cell table:style-name="ABCAdministrativeBudget.A2" office:value-type="float" office:value="0">
            <text:p text:style-name="P71">Managing agent fees</text:p>
          </table:table-cell>
          <table:table-cell table:style-name="ABCAdministrativeBudget.B3" office:value-type="string">
            <text:p text:style-name="P71">R<text:span text:style-name="T26">73</text:span> 000</text:p>
          </table:table-cell>
        </table:table-row>
        <table:table-row>
          <table:table-cell table:style-name="ABCAdministrativeBudget.A2" office:value-type="float" office:value="0">
            <text:p text:style-name="P71">Gardening <text:span text:style-name="T26">contract</text:span></text:p>
          </table:table-cell>
          <table:table-cell table:style-name="ABCAdministrativeBudget.B4" office:value-type="string">
            <text:p text:style-name="P71">R170 000</text:p>
          </table:table-cell>
        </table:table-row>
        <table:table-row>
          <table:table-cell table:style-name="ABCAdministrativeBudget.A2" office:value-type="float" office:value="0">
            <text:p text:style-name="P72">Utilities</text:p>
          </table:table-cell>
          <table:table-cell table:style-name="ABCAdministrativeBudget.B5" office:value-type="string">
            <text:p text:style-name="P72">R135 000</text:p>
          </table:table-cell>
        </table:table-row>
        <table:table-row>
          <table:table-cell table:style-name="ABCAdministrativeBudget.A2" office:value-type="float" office:value="0">
            <text:p text:style-name="P72">Legal fees</text:p>
          </table:table-cell>
          <table:table-cell table:style-name="ABCAdministrativeBudget.B6" office:value-type="string">
            <text:p text:style-name="P72">R6 000</text:p>
          </table:table-cell>
        </table:table-row>
        <table:table-row>
          <table:table-cell table:style-name="ABCAdministrativeBudget.A2" office:value-type="float" office:value="0">
            <text:p text:style-name="P72">Security</text:p>
          </table:table-cell>
          <table:table-cell table:style-name="ABCAdministrativeBudget.B7" office:value-type="string">
            <text:p text:style-name="P72">R170 000</text:p>
          </table:table-cell>
        </table:table-row>
        <table:table-row>
          <table:table-cell table:style-name="ABCAdministrativeBudget.A2" office:value-type="float" office:value="0">
            <text:p text:style-name="P72">Auditors' fees</text:p>
          </table:table-cell>
          <table:table-cell table:style-name="ABCAdministrativeBudget.B8" office:value-type="string">
            <text:p text:style-name="P72">R16 000</text:p>
          </table:table-cell>
        </table:table-row>
        <table:table-row>
          <table:table-cell table:style-name="ABCAdministrativeBudget.A2" office:value-type="float" office:value="0">
            <text:p text:style-name="P72">Insurance</text:p>
          </table:table-cell>
          <table:table-cell table:style-name="ABCAdministrativeBudget.B9" office:value-type="string">
            <text:p text:style-name="P72">R70 000</text:p>
          </table:table-cell>
        </table:table-row>
        <table:table-row>
          <table:table-cell table:style-name="ABCAdministrativeBudget.A2" office:value-type="float" office:value="0">
            <text:p text:style-name="P72">Gardener and Caretaker salaries</text:p>
          </table:table-cell>
          <table:table-cell table:style-name="ABCAdministrativeBudget.B10" office:value-type="string">
            <text:p text:style-name="P72">R190 000</text:p>
          </table:table-cell>
        </table:table-row>
        <table:table-row>
          <table:table-cell table:style-name="ABCAdministrativeBudget.A11" office:value-type="float" office:value="0">
            <text:p text:style-name="P72">Total</text:p>
          </table:table-cell>
          <table:table-cell table:style-name="ABCAdministrativeBudget.B11" office:value-type="string">
            <text:p text:style-name="P72">R960 000</text:p>
          </table:table-cell>
        </table:table-row>
      </table:table>
      <text:p text:style-name="P30"/>
      <text:p text:style-name="P31"><text:span text:style-name="T43">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43">We'll assume that ABC's reserve fund</text:span> <text:span text:style-name="T55">has </text:span>R550,000 <text:span text:style-name="T43">in it at the start of the year</text:span>.</text:p>
      <text:p text:style-name="P31">ABC's trustees now want to prepare a management budget. The data that they need are:</text:p>
      <text:list xml:id="list8453409277938795347" text:style-name="L6">
        <text:list-item>
          <text:p text:style-name="P105">The previous year's administrative costs (R900,000)</text:p>
        </text:list-item>
        <text:list-item text:start-value="1">
          <text:p text:style-name="P105">The current year's total administrative budge<text:span text:style-name="T40">t</text:span> (R960,000)</text:p>
        </text:list-item>
        <text:list-item>
          <text:p text:style-name="P105">The amount budgeted for Repairs &amp; Maintenance (R130,000)</text:p>
        </text:list-item>
        <text:list-item>
          <text:p text:style-name="P105"><text:soft-page-break/>The amount in the reserve fund at the start of the year (R550,000)</text:p>
        </text:list-item>
        <text:list-item>
          <text:p text:style-name="P105">An educated guess as to inflation (7%)</text:p>
        </text:list-item>
        <text:list-item>
          <text:p text:style-name="P105">The interest rate applicable to the account in which they keep their reserve funds (5%)</text:p>
        </text:list-item>
      </text:list>
      <text:p text:style-name="P31">If you open the <text:span text:style-name="T3">example1.ods</text:span> spreadsheet and click on the “Current Financials” worksheet, you'll see the above data captured.</text:p>
      <text:p text:style-name="P31"><draw:frame draw:style-name="fr1" draw:name="Image1" text:anchor-type="paragraph" svg:width="6.0626in" svg:height="2.0311in" draw:z-index="0"><draw:image xlink:href="Pictures/1000000000000246000000C3B345AF306FA7247E.png" xlink:type="simple" xlink:show="embed" xlink:actuate="onLoad"/></draw:frame></text:p>
      <text:p text:style-name="P32">The actual planning now needs to start. The trustees have identified five expensive maintenance items that need to <text:span text:style-name="T40">be repaired, maintained or replaced over</text:span> the next ten years (2018-2027):</text:p>
      <text:list xml:id="list4552097029088983966" text:style-name="L7">
        <text:list-item>
          <text:p text:style-name="P106">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9"> terms then)</text:span></text:p>
        </text:list-item>
        <text:list-item>
          <text:p text:style-name="P99">The walls of the complex are repainted every seven years and the next job will be in 2020 (and another in 2027). They estimate that currently (in 2018 Rand terms), it w<text:span text:style-name="T40">ill</text:span> cost R750,000.</text:p>
        </text:list-item>
        <text:list-item>
          <text:p text:style-name="P99">The irrigation system will be 20 years old in 2025 and they believe it <text:span text:style-name="T55">will need</text:span> <text:span text:style-name="T55">to </text:span>be replaced <text:span text:style-name="T55">then</text:span>. An estimate of R80,000 in 2018 Rand term seems reasonable to them.</text:p>
        </text:list-item>
        <text:list-item>
          <text:p text:style-name="P99">ABC's caretaker tells them that the gutters and downpipes need replacing a<text:span text:style-name="T55">t a cost of</text:span> about R250,000. The trustees decide that maintenance work can be held over until 2021.</text:p>
        </text:list-item>
        <text:list-item>
          <text:p text:style-name="P99">Finally, woodwork and metalwork needs to be repainted every four years with the next round of repainting in the current financial year at a cost of R280,000. The exercise will be repeated in 2022 and 2026.</text:p>
        </text:list-item>
      </text:list>
      <text:p text:style-name="P9">ABC's trustees capture their <text:span text:style-name="T59">reserve fund</text:span> budget items in the “Ten Year Plan' worksheet.</text:p>
      <text:p text:style-name="P9"><draw:frame draw:style-name="fr2" draw:name="Image2" text:anchor-type="paragraph" svg:width="6.9252in" svg:height="1.2272in" draw:z-index="1"><draw:image xlink:href="Pictures/10000000000003050000008933B453A0A8EFA5CF.png" xlink:type="simple" xlink:show="embed" xlink:actuate="onLoad"/></draw:frame><text:soft-page-break/></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2" draw:name="Image3" text:anchor-type="paragraph" svg:width="6.9252in" svg:height="1.1547in" draw:z-index="2"><draw:image xlink:href="Pictures/10000000000003410000008B438482DF0FF9032D.png" xlink:type="simple" xlink:show="embed" xlink:actuate="onLoad"/></draw:frame></text:p>
      <text:p text:style-name="P10">So, for example, it's estimated that repainting the woodwork in 2026 will cos<text:span text:style-name="T41">t</text:span> R481,000 and the 2020 paint job <text:span text:style-name="T55">will</text:span> cost R859,000 <text:span text:style-name="T43">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C824E2E913C49D48.png" xlink:type="simple" xlink:show="embed" xlink:actuate="onLoad"/></draw:frame></text:p>
      <text:p text:style-name="P10"/>
      <text:p text:style-name="P9"/>
      <text:p text:style-name="P9"/>
      <text:p text:style-name="P9"/>
      <text:p text:style-name="P33"><text:span text:style-name="T9">What the above is saying is that </text:span><text:span text:style-name="T16">the </text:span><text:span text:style-name="T9">ABC should have had R1,167,000 in reserves rather than R550,000. Using a formula from Section 22(2) of the STSM</text:span><text:span text:style-name="T22">A</text:span><text:span text:style-name="T9">R </text:span><text:span text:style-name="T19">Management Rules</text:span><text:span text:style-name="T9">, the spreadsheet suggests that the 2017/18 budget </text:span><text:span text:style-name="T15">should </text:span><text:span text:style-name="T9">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11">more than </text:span><text:span text:style-name="T9">5</text:span><text:span text:style-name="T11">0</text:span><text:span text:style-name="T9">%. Fortunately, we can probably ignore that recommendation except to use it as a starting point in determining how to get ABC's finances into a healthier state. </text:span><text:span text:style-name="T17">If you're interested in seeing how the spreadsheet calculated the “recommended” values, read </text:span><text:span text:style-name="T21">Appendix 2</text:span><text:span text:style-name="T17">.</text:span></text:p>
      <text:p text:style-name="P11">If a scheme has been managing its finances prudently, the budget (and levies) should increase <text:soft-page-break/>approximately in line with the general rate of inflation. The “Planning and Projections” worksheet makes the <text:span text:style-name="T43">initial </text:span>assumption that over the next ten years, the budget should <text:span text:style-name="T55">not increase in real terms (i.e. the annual </text:span><text:span text:style-name="T7">real</text:span><text:span text:style-name="T55"> increase should be 0%)</text:span>. <text:span text:style-name="T43">That assumption doesn't work out well here and t</text:span>here's a sea of red for ABC's projected financial state in the next image.</text:p>
      <text:p text:style-name="P11"><draw:frame draw:style-name="fr2" draw:name="Image5" text:anchor-type="paragraph" svg:width="6.9252in" svg:height="1.4638in" draw:z-index="4"><draw:image xlink:href="Pictures/10000000000004DE00000103BCDC9AB48DFBBE7C.png" xlink:type="simple" xlink:show="embed" xlink:actuate="onLoad"/></draw:frame></text:p>
      <text:p text:style-name="P11">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text:span text:style-name="T66">A</text:span>R requires that scheme's with inadequately funded reserves must put an amount greater than or equal to 15% of their overall administrative budget <text:span text:style-name="T40">into the reserve fund</text:span>. This budget would, from 2021, be failing to meet that legal requirement.</text:p>
      <text:p text:style-name="P34"><text:span text:style-name="T9">The previous worksheet </text:span><text:span text:style-name="T20">recommended </text:span><text:span text:style-name="T9">that </text:span><text:span text:style-name="T16">the </text:span><text:span text:style-name="T9">ABC increase their budget by 44.2% (in real terms). </text:span><text:span text:style-name="T12">Let's see what happens if we do what the computer tells us to do.</text:span></text:p>
      <text:p text:style-name="P12"><draw:frame draw:style-name="fr3"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43">throwing</text:span> more and more money into the reserve fund. Looking at the column for 2027, we see that the spreadsheet (with <text:span text:style-name="T55">absurd</text:span> precision) predicts that by 2027 the amount in the reserve fund will be sufficient to cover 39.5 months (more than three years) of operating costs. </text:p>
      <text:p text:style-name="P14"><text:span text:style-name="T40">Since the interest earned is less than the rate of inflation, very large reserves will have their value eroded by inflation. It is actually possible to have too much money in a reserve fund. </text:span>Let's try fixing that problem by reducing the budget in 2019. If we reduce the budget in 2019 by 25% in real terms <text:soft-page-break/>(18% in nominal terms excluding inflation), we get a plan that looks pretty good.</text:p>
      <text:p text:style-name="P14"/>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text:span text:style-name="T55">criticised</text:span> for 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
      <text:p text:style-name="P13"><draw:frame draw:style-name="fr4" draw:name="Image8" text:anchor-type="paragraph" svg:width="6.9252in" svg:height="1.3665in" draw:z-index="11"><draw:image xlink:href="Pictures/10000000000004D600000107D8E2FD0137F6D26D.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3" draw:name="Image9" text:anchor-type="paragraph" svg:width="6.9252in" svg:height="1.372in" draw:z-index="7"><draw:image xlink:href="Pictures/10000000000004D80000010170E1984869B0DEF4.png" xlink:type="simple" xlink:show="embed" xlink:actuate="onLoad"/></draw:frame><text:soft-page-break/></text:p>
      <text:p text:style-name="P16"/>
      <text:p text:style-name="P36"><text:span text:style-name="T9">That seems like a more sensible bit of budgeting than the computer's suggestion that ABC hike levies by 51.2% in 2017/18. Why did </text:span><text:span text:style-name="T16">the spreadsheet</text:span><text:span text:style-name="T9"> recommend that? The answer is in the final worksheet which summarizes the most important points of the 2017/18 budget</text:span><text:span text:style-name="T14">.</text:span></text:p>
      <text:p text:style-name="P18"/>
      <text:p text:style-name="P15"><draw:frame draw:style-name="fr4" draw:name="Image10" text:anchor-type="paragraph" svg:width="4.2709in" svg:height="3.3228in" draw:z-index="8"><draw:image xlink:href="Pictures/10000000000001A2000001530C3FBF9514DCB6EA.png" xlink:type="simple" xlink:show="embed" xlink:actuate="onLoad"/></draw:frame></text:p>
      <text:p text:style-name="P10"/>
      <text:p text:style-name="P10"/>
      <text:p text:style-name="P10"/>
      <text:p text:style-name="P9"/>
      <text:p text:style-name="P9"/>
      <text:p text:style-name="P29"/>
      <text:p text:style-name="P29"/>
      <text:p text:style-name="P29"/>
      <text:p text:style-name="P29"/>
      <text:p text:style-name="P29"/>
      <text:p text:style-name="P35">Note that at the start of the financial year, ABC's reserve fund was 52.9% less than <text:span text:style-name="T40">an ideal value</text:span>. By increasing levies by only <text:span text:style-name="T38">a nominal </text:span>17%, the amount in the reserve fund <text:span text:style-name="T55">at the end of the year</text:span> will still be less than <text:span text:style-name="T40">an</text:span> ideal value <text:span text:style-name="T38">by 41.6%</text:span>. <text:span text:style-name="T38">If the trustees had hiked levies by 51.2% the BC would have had the recommended amount in the reserve fund by the close of the financial year. </text:span></text:p>
      <text:p text:style-name="P35">Section 22(2) of the STSM<text:span text:style-name="T66">A</text:span>R <text:span text:style-name="T58">Management Rules </text:span>has a simpl<text:span text:style-name="T38">e </text:span>formula for calculating how much should be contributed <text:span text:style-name="T27">to the reserve fund (see Appendix 2 if you want the details.) Evaluating the formula as used in the spreadsheet would have got the reserves to the recommended value in a single year. However, it's not clear that it should be necessary for a BC to get to a fully funded reserve in one year since the STSMAR also specifies the minimum amount to be contributed to the reserve fund. The ABC trustees can probably get their scheme healthy by staggered increases as long as:</text:span></text:p>
      <text:list xml:id="list4084364243555639112" text:style-name="L8">
        <text:list-item>
          <text:p text:style-name="P107"><text:soft-page-break/>They contribute at least the minimum amounts to the reserve fund required by Section 2 of the STSM<text:span text:style-name="T66">A</text:span>R and</text:p>
        </text:list-item>
        <text:list-item>
          <text:p text:style-name="P107">They inform the BC when presenting the budget that there will be future levy increases above the inflation rate <text:span text:style-name="T40">and have a plausible plan to get into compliance in a reasonable number of years</text:span></text:p>
        </text:list-item>
      </text:list>
      <text:p text:style-name="P37">Section 22(4) of the STSM<text:span text:style-name="T66">A</text:span>R <text:span text:style-name="T58">Management Rules </text:span>requires <text:span text:style-name="T60">that</text:span></text:p>
      <text:p text:style-name="P67">“The trustees must report the extent to which the approved maintenance, repair and replacement plan has been implemented to each annual general meeting.”</text:p>
      <text:p text:style-name="P69"/>
      <text:p text:style-name="P69">It would seem that the trustees could legitimately explain that a BC will need to have <text:span text:style-name="T55">future </text:span>levy (and budget) increases above inflation to implement the “approved maintenance, repair and replacement plan.” <text:span text:style-name="T28">In the example here, the difference between the actual and ideal amounts in the reserve fund was 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69">That concludes Example 1 which had a somewhat simplistic maintenance plan with only five items. The second example is more detailed <text:span text:style-name="T43">(it contains six items)</text:span>.</text:p>
      <text:p text:style-name="P69"/>
      <text:h text:style-name="P142" text:outline-level="2">Example 2: The Zenith Body Corporate</text:h>
      <text:p text:style-name="P37">T<text:span text:style-name="T31">he financial state of the Zenith Body Corporate is identical to that of the Acme Body Corporate and is captured in the </text:span><text:span text:style-name="T4">example2.ods </text:span><text:span text:style-name="T13">spreadsheet.</text:span></text:p>
      <text:h text:style-name="P143" text:outline-level="3">Drawing up a Ten Year Plan</text:h>
      <text:p text:style-name="P38">The trustees of ZBC look at the STSM<text:span text:style-name="T66">A</text:span>R and see that the <text:span text:style-name="T66">regulations</text:span> breaks down “major capital items” into eleven categories:</text:p>
      <text:list xml:id="list1742059630812272800" text:style-name="L9">
        <text:list-item>
          <text:p text:style-name="P108">Wiring, lighting and electrical systems</text:p>
        </text:list-item>
        <text:list-item>
          <text:p text:style-name="P108">Plumbing, drainage and storm-water systems</text:p>
        </text:list-item>
        <text:list-item>
          <text:p text:style-name="P108">Interior and exterior painting and waterproofing</text:p>
        </text:list-item>
        <text:list-item>
          <text:p text:style-name="P108">Parking facilities, roadways and paved areas</text:p>
        </text:list-item>
        <text:list-item>
          <text:p text:style-name="P108">Security systems and facilities</text:p>
        </text:list-item>
        <text:list-item>
          <text:p text:style-name="P108">Community and recreational facilities</text:p>
        </text:list-item>
        <text:list-item>
          <text:p text:style-name="P108">Communication and service supply systems</text:p>
        </text:list-item>
        <text:list-item>
          <text:p text:style-name="P108">Lifts</text:p>
        </text:list-item>
        <text:list-item>
          <text:p text:style-name="P108">Carpeting and furnishings</text:p>
        </text:list-item>
        <text:list-item>
          <text:p text:style-name="P108">Roofing</text:p>
        </text:list-item>
        <text:list-item>
          <text:p text:style-name="P109">Heating and cooling facilities</text:p>
        </text:list-item>
      </text:list>
      <text:p text:style-name="P39"/>
      <text:p text:style-name="P40">Like the trustees of the Acme Body Corporate, ZBC's trustees identify that the complex needs to be repainted every few years <text:span text:style-name="T55">and</text:span> that the gutters, electric fence and irrigation system need to be replaced. As they go down the <text:span text:style-name="T55">STSMAR </text:span>checklist, they get to the “Community and recreational facilities” heading and realize that they have a swimming pool that periodically needs to be resurfaced.</text:p>
      <text:p text:style-name="P40">The ZBC trustees check their records and see that the swimming pool was last resurfaced <text:span text:style-name="T45">in 2009 </text:span>at a cost of R26,000. <text:span text:style-name="T45">P</text:span>ool resurfacing typically lasts about ten years <text:span text:style-name="T45">and</text:span> the <text:span text:style-name="T45">trustees</text:span> decide that they should assume that the pool may need to be resurfaced in 2019. Since nine years have elapsed since the last re<text:span text:style-name="T55">s</text:span>urfacing, the<text:span text:style-name="T45">y</text:span> calculate that the cost of resurfacing it now <text:span text:style-name="T45">(in 2018) </text:span>would come to R26000 x (1.07)<text:span text:style-name="T33">9</text:span><text:span text:style-name="T35"> = R49,000. The multiplying factor of 1.07 comes from their assumption that inflation has averaged 7% over the last nine years.</text:span></text:p>
      <text:p text:style-name="P42">The resultant plan and estimated costs are shown.</text:p>
      <text:p text:style-name="P41"><draw:frame draw:style-name="fr2" draw:name="Image11" text:anchor-type="paragraph" svg:width="6.9252in" svg:height="3.4453in" draw:z-index="9"><draw:image xlink:href="Pictures/10000000000003200000018ECBA80AFB93C57680.png" xlink:type="simple" xlink:show="embed" xlink:actuate="onLoad"/></draw:frame><text:soft-page-break/></text:p>
      <text:p text:style-name="P44">Opening the “Current Year Planner” of the <text:span text:style-name="T3">example2.ods</text:span><text:span text:style-name="T9">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3BF9FD3BA1A43F7B.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3"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3"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42">zero</text:span>. <text:span text:style-name="T42">Two real increases of 13% (i.e. nominal increases of 20%) should satisfy their requirements.</text:span></text:p>
      <text:p text:style-name="P19"><draw:frame draw:style-name="fr3"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45">ant</text:span> points of the budget <text:span text:style-name="T45">for the immediate year </text:span>are summarized <text:span text:style-name="T45">with</text:span> levies going by 20% and the shortfall in the reserves <text:span text:style-name="T45">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3917in" svg:height="3.3701in" draw:z-index="15"><draw:image xlink:href="Pictures/100000000000019A000001655C935FA03E90C213.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7960627077814594293" text:style-name="L10">
        <text:list-item>
          <text:p text:style-name="P100">What happens if the pool resurfacing needs to take place in 2018 instead of 2019?</text:p>
        </text:list-item>
        <text:list-item>
          <text:p text:style-name="P101">How much can they reduce the levies by if the pool resurfacing is never needed?</text:p>
        </text:list-item>
        <text:list-item>
          <text:p text:style-name="P100">What happens if the paint job in 2020 costs R1 million instead of R860,000?</text:p>
        </text:list-item>
        <text:list-item>
          <text:p text:style-name="P100">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p>
      <text:h text:style-name="P132" text:outline-level="1">Preparing your own Reserve Fund Spreadsheet</text:h>
      <text:p text:style-name="P45">The STSM<text:span text:style-name="T66">A</text:span>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text:span text:style-name="T66">A</text:span>R are fairly onerous and trustees may largely ignore it believing that, in practice, there won't be any penalties for ignoring it. That would be a pity because the good parts of the legislation would seem to outweigh the bad.</text:p>
      <text:p text:style-name="P47">Hopefully this spreadsheet will take some of the pain out of complying with the STSM<text:span text:style-name="T66">A</text:span>R. <text:span text:style-name="T44">The </text:span><text:span text:style-name="T6">ReserveFundBudget.ods</text:span><text:span text:style-name="T44"> spreadsheet is blank but with the eleven categories of major repair items that a BC may need to spend money on. Unfortunately, the spreadsheet doesn't provide any assistance in preparing a budget for the day-to-day running of the complex. Section 17 of the STSMAR Management Rules (in Annexure 1 of the STSMAR) requires the trustees of a BC present both an Administrative and a Reserve Fund budget at the AGM. This spreadsheet can help with the preparation of the Reserve Fund budget but it doesn't help with the preparation of the Administrative budget. In fact, you need to prepare your Administrative budget before preparing your Reserve Fund budget since the minimum amounts that must be contributed to the Reserve Fund budget are a function of the amounts of:</text:span></text:p>
      <text:list xml:id="list1922609939323796687" text:style-name="L11">
        <text:list-item>
          <text:p text:style-name="P110">The total Administrative budget</text:p>
        </text:list-item>
        <text:list-item>
          <text:p text:style-name="P110">The Repairs &amp; Maintenance line item on the Administrative budget.</text:p>
        </text:list-item>
      </text:list>
      <text:p text:style-name="P62">Preparing an Administrative budget should have been something that your BC has been doing annually for years. <text:span text:style-name="T62">However, Appendix 1 describes a spreadsheet for creating an Administrative budget if you'd like to see one approach to creating such a budget.</text:span></text:p>
      <text:p text:style-name="P60"/>
      <text:p text:style-name="P60">The “Ten Year Plan” worksheet also includes an “Other” category since there are items that a BC may want to spend money on that do not fit easily into any of the eleven prescribed categories. For example, a BC must maintain fire extinguishers annually and should budget for replacing them from time to time. With water scarcity becoming more of an issue, a complex may want to embark on some “water-wsie” gardening and no category covers “landscape gardening.” Gates, doors and windows are other capital items that aren't naturally categorized in the STSM<text:span text:style-name="T66">A</text:span>R checklist.</text:p>
      <text:p text:style-name="P59"/>
      <text:p text:style-name="P59"><text:span text:style-name="T61">Finally</text:span>, it's important <text:span text:style-name="T61">to prepare a new</text:span> Reserve Fund budget <text:span text:style-name="T3">e</text:span><text:span text:style-name="T8">very</text:span><text:span text:style-name="T3"> year</text:span> even though the budget plans for ten years. <text:span text:style-name="T61">At the start of a new financial year,</text:span> the trustees should revisit the items that need to be maintained and revise the estimates of the costs associated with the items on their maintenance plan.</text:p>
      <text:p text:style-name="P59"/>
      <text:p text:style-name="P46">If you find <text:span text:style-name="T44">this spreadsheet useful</text:span>, please let us know by emailing <text:a xlink:type="simple" xlink:href="mailto:trustees@brittanytokaivillas.com" text:style-name="Internet_20_link" text:visited-style-name="Visited_20_Internet_20_Link"><text:span text:style-name="T25">trustees@brittanytokaivillas.com</text:span></text:a></text:p>
      <text:p text:style-name="P27"><text:soft-page-break/></text:p>
      <text:h text:style-name="P133" text:outline-level="1">Appendix 1: Creating an Administrative Budget</text:h>
      <text:p text:style-name="P63">This Appendix uses the Administrative <text:span text:style-name="T63">b</text:span>udget spreadsheet that can be downloaded from <text:a xlink:type="simple" xlink:href="https://github.com/tokaivillas/AdministrativeBudget" text:style-name="Internet_20_link" text:visited-style-name="Visited_20_Internet_20_Link">https://github.com/tokaivillas/AdministrativeBudget</text:a> There are two steps involved in preparing an Administrative <text:span text:style-name="T63">b</text:span>udget using the example spreadsheet.</text:p>
      <text:h text:style-name="P138" text:outline-level="2">Step 1: Capture the Previous Year's (Administrative) Expenses</text:h>
      <text:p text:style-name="P64">The Trustees of a Body Corporate have to present (Audited) Financial Statements at every AGM. These financial statements serve as a useful starting point when preparing the following year's Administrative budget. The figure below captures some of the detail. Note that the preparation of the budget may start before the Financial Statements have been audited, so there may be discrepancies between the figures in the budget and the Audited Financial Statements, so the spreadsheet states these are unaudited figures.</text:p>
      <text:p text:style-name="P64"><draw:frame draw:style-name="fr4" draw:name="Image21" text:anchor-type="paragraph" svg:width="5.6146in" svg:height="4.3854in" draw:z-index="22"><draw:image xlink:href="Pictures/100000000000021B000001A5D79C99C108DB99ED.png" xlink:type="simple" xlink:show="embed" xlink:actuate="onLoad"/></draw:frame><text:soft-page-break/></text:p>
      <text:h text:style-name="P139" text:outline-level="2">Step 2: Do the Budgeting</text:h>
      <text:p text:style-name="P64">The next thing is to make an assumption as to what the rate of inflation for the expenses of the Body Corporate. In this example, we've assumed that it's 7% and the “Budget Planner” worksheet simply takes the previous year's figures and applies the default rate of inflation.</text:p>
      <text:p text:style-name="P64"><draw:frame draw:style-name="fr3" draw:name="Image22" text:anchor-type="paragraph" svg:width="6.9252in" svg:height="3.422in" draw:z-index="23"><draw:image xlink:href="Pictures/10000000000002B000000154A04D211A424E1DD6.png" xlink:type="simple" xlink:show="embed" xlink:actuate="onLoad"/></draw:frame><text:soft-page-break/></text:p>
      <text:p text:style-name="P64">The Trustees then go through these items one-by-one and adjust them based on what other factors they feel should be taken into account. For example:</text:p>
      <text:list xml:id="list8069593448713218433" text:style-name="L12">
        <text:list-item>
          <text:p text:style-name="P111">For repairs and maintenance items, they round the figures to the nearest R500</text:p>
        </text:list-item>
        <text:list-item>
          <text:p text:style-name="P111">In the case of security, they know that there have been above inflation increases in the minimum wage applicable to the security industry so they adopt a figure larger than a naive increase based on inflation</text:p>
        </text:list-item>
        <text:list-item>
          <text:p text:style-name="P112">They assume that the price of water will go up dramatically based on a recent drought</text:p>
        </text:list-item>
      </text:list>
      <text:p text:style-name="P65"/>
      <text:p text:style-name="P65">Some of the detail from the final Administrative budget is</text:p>
      <text:p text:style-name="P65"><draw:frame draw:style-name="fr3" draw:name="Image23" text:anchor-type="paragraph" svg:width="6.9252in" svg:height="2.828in" draw:z-index="24"><draw:image xlink:href="Pictures/10000000000002B0000001195FC53691818FDD2E.png" xlink:type="simple" xlink:show="embed" xlink:actuate="onLoad"/></draw:frame></text:p>
      <text:p text:style-name="P91">For preparing the Reserve Fund budget, they need to know:</text:p>
      <text:list xml:id="list7482509013690371655" text:style-name="L13">
        <text:list-item>
          <text:p text:style-name="P113">The total Administrative Budget </text:p>
        </text:list-item>
        <text:list-item>
          <text:p text:style-name="P113">The budgeted amount for Repairs and Maintenance</text:p>
        </text:list-item>
      </text:list>
      <text:p text:style-name="P65">Those items can be seen in the “Budget Summary” worksheet</text:p>
      <text:p text:style-name="P65"><draw:frame draw:style-name="fr3" draw:name="Image24" text:anchor-type="paragraph" svg:width="6.9252in" svg:height="2.272in" draw:z-index="25"><draw:image xlink:href="Pictures/10000000000003C60000013DB5018D6DA537A2A1.png" xlink:type="simple" xlink:show="embed" xlink:actuate="onLoad"/></draw:frame></text:p>
      <text:p text:style-name="P65">The Trustees can now prepare a Reserve Fund budget based on the following amounts</text:p>
      <text:list xml:id="list665468041066658240" text:style-name="L14">
        <text:list-item>
          <text:p text:style-name="P114">Total Administrative budget = R960,000</text:p>
        </text:list-item>
        <text:list-item>
          <text:p text:style-name="P114">Budgeted amount for Repairs &amp; Maintenance = R130,000</text:p>
        </text:list-item>
      </text:list>
      <text:h text:style-name="P134" text:outline-level="1">Appendix <text:span text:style-name="T62">2</text:span>: Assumptions of the Spreadsheet Modelling</text:h>
      <text:p text:style-name="P51">This appendix is for informational purposes - read it only if you <text:span text:style-name="T53">want know how the spreadsheet calculates things or are sceptical that the calculations are even sane let alone useful.</text:span></text:p>
      <text:p text:style-name="P48">The STSM<text:span text:style-name="T66">A</text:span>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6353267959767907092" text:style-name="L15">
        <text:list-item>
          <text:p text:style-name="P115">High interest rates and inflation rates adversely affect the accuracy of projections</text:p>
        </text:list-item>
        <text:list-item>
          <text:p text:style-name="P116">Legislative changes may make projections difficult. For example, if some maintenance work is labour-intensive and wages in the sector are increased significantly, the initial projections will be inaccurate</text:p>
        </text:list-item>
        <text:list-item>
          <text:p text:style-name="P117">Commodity price variations can make prediction difficult. E.g. If demand for aluminium goes up, then maintenance work that requires aluminium is going to cost more than initially assumed.</text:p>
        </text:list-item>
      </text:list>
      <text:p text:style-name="P49"/>
      <text:p text:style-name="P50">This appendix details how the spreadsheet determines <text:span text:style-name="T46">the projected administrative costs, </text:span>the projected cost of maintenance work, the final reserves at the end of a financial year and how much should be in the reserve fund at the start of a year.</text:p>
      <text:p text:style-name="P50"/>
      <text:h text:style-name="P140" text:outline-level="2">Projecting Administrative Costs</text:h>
      <text:p text:style-name="P51">The simplest calculation is the projection of administration costs over a ten year period. Looking at the costs from 2018 to 2027 below, we see that the administrative budget goes up from R960,000 in <text:span text:style-name="T55">20</text:span>18 to R1,027,200 in 20<text:span text:style-name="T55">19</text:span>. The value of R1,027,200 = R960,000 x 1.07 or the value from 2018 plus a simple increase based on the assumed rate of inflation. Similarly the value for 2020, again assumes a 7% increase over the 2019 amount (R1,099,104 = 1.07 x R1,027,200).</text:p>
      <text:p text:style-name="P51"><draw:frame draw:style-name="fr3" draw:name="Image17" text:anchor-type="paragraph" svg:width="6.9252in" svg:height="1.4646in" draw:z-index="16"><draw:image xlink:href="Pictures/10000000000004E0000001089D8278D8C595F991.png" xlink:type="simple" xlink:show="embed" xlink:actuate="onLoad"/></draw:frame></text:p>
      <text:p text:style-name="P51">The accuracy of this prediction is dependent on a number of factors:</text:p>
      <text:list xml:id="list963277361810018481" text:style-name="L16">
        <text:list-item>
          <text:p text:style-name="P118">How applicable is the assumed rate of inflation to <text:span text:style-name="T3">all</text:span><text:span text:style-name="T9"> the items in the administrative budget. For </text:span><text:soft-page-break/><text:span text:style-name="T9">example, if the price of water goes up by 2</text:span><text:span text:style-name="T18">5</text:span><text:span text:style-name="T9">% and the cost of water makes up only 5% of the administrative budget, the calculation may be reasonably accurate. If the water budget makes up 30% of the overall administrative budget, the calculation may be off by a significant amount.</text:span></text:p>
        </text:list-item>
        <text:list-item>
          <text:p text:style-name="P102">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text:span text:style-name="T55">might</text:span> be out by 33%.</text:p>
        </text:list-item>
      </text:list>
      <text:p text:style-name="P21">The calculation of the Repairs &amp; Maintenance projections is done in the same way as for the total administrative budget.</text:p>
      <text:h text:style-name="P141" text:outline-level="2">Projecting Maintenance Costs</text:h>
      <text:p text:style-name="P52">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53">R750,000 x (1.07)<text:span text:style-name="T32">2</text:span><text:span text:style-name="T34"> = R858,675</text:span></text:p>
      <text:p text:style-name="P53"><text:span text:style-name="T34">R750,000 x (1.07)</text:span><text:span text:style-name="T32">9</text:span><text:span text:style-name="T34"> = R1,378,844</text:span></text:p>
      <text:p text:style-name="P54"><text:span text:style-name="T34">If you look at the </text:span><text:span text:style-name="T36">example1</text:span><text:span text:style-name="T34"> and </text:span><text:span text:style-name="T36">example2</text:span><text:span text:style-name="T34"> spreadsheets, you'll see that those are the estimates in the spreadsheet. There are a couple of minor problems with this:</text:span></text:p>
      <text:list xml:id="list8634046617205576164" text:style-name="L17">
        <text:list-item>
          <text:p text:style-name="P119">The estimate of inflation is imprecise and the general rate of inflation might not be applicable to the activity</text:p>
        </text:list-item>
        <text:list-item>
          <text:p text:style-name="P120"><text:span text:style-name="T34">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text:span><text:span text:style-name="T37">current </text:span><text:span text:style-name="T34">estimate by (1.07)</text:span><text:span text:style-name="T32">0.5</text:span><text:span text:style-name="T34"> and replace the R750,000 with an estimate of R776,000.</text:span></text:p>
        </text:list-item>
      </text:list>
      <text:p text:style-name="P43">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text:soft-page-break/>Projections” worksheet is R74,900 + R52,430 = R127,330.</text:p>
      <text:h text:style-name="P141" text:outline-level="2">Projecting Final Reserves</text:h>
      <text:p text:style-name="P55">The spreadsheet estimates the amount in the reserve fund at the end of each financial year (which is the same as the estimate for the initial reserves at the start of the <text:span text:style-name="T64">next</text:span> financial year). <text:s/>The calculation is quite naive, it is evaluated as</text:p>
      <text:p text:style-name="P56">(initial reserves – reserve fund spending + reserve fund budget) x (1 + interest rate)</text:p>
      <text:p text:style-name="P57">For example, if in 2018, we have initial reserves of R550,000, we spend R280,000 from the reserves, have a reserve fund budget for the year of R240,000 and our interest rate is 5% then the final reserve fund amount is estimated to be</text:p>
      <text:p text:style-name="P56">(R550,000 – R280,000 + R240,000) x 1.05 = R535,500</text:p>
      <text:p text:style-name="P56"/>
      <text:p text:style-name="P56"><draw:frame draw:style-name="fr1" draw:name="Image18" text:anchor-type="paragraph" svg:width="5.2709in" svg:height="2.698in" draw:z-index="17"><draw:image xlink:href="Pictures/10000000000001FA00000103A602DB14A5CFF2C7.png" xlink:type="simple" xlink:show="embed" xlink:actuate="onLoad"/></draw:frame></text:p>
      <text:p text:style-name="P56"/>
      <text:p text:style-name="P57"/>
      <text:p text:style-name="P57"/>
      <text:p text:style-name="P57"/>
      <text:p text:style-name="P57"/>
      <text:p text:style-name="P57"/>
      <text:p text:style-name="P57"/>
      <text:p text:style-name="P57"/>
      <text:p text:style-name="P57"/>
      <text:p text:style-name="P57">The calculation is naive because:</text:p>
      <text:list xml:id="list4867121306802680088" text:style-name="L18">
        <text:list-item>
          <text:p text:style-name="P121">The calculation is valid only if interest is calculated and compounded annually. If interest is calculated monthly, the actual interest earned on a positive balance would be greater</text:p>
        </text:list-item>
        <text:list-item>
          <text:p text:style-name="P121">Interest rates may vary depending on the amount in the reserve fund.</text:p>
        </text:list-item>
        <text:list-item>
          <text:p text:style-name="P121">The interest earned is a function of when <text:span text:style-name="T47">in the year </text:span>spending happens.</text:p>
        </text:list-item>
      </text:list>
      <text:p text:style-name="P57">None of the above limitations is necessarily serious if interest rates are low. For example, a nominal interest rate of 5% if compounded monthly is equivalent to an effective interest rate of 5.1% compounded annually. <text:span text:style-name="T53">That's n</text:span>ot a big difference.</text:p>
      <text:h text:style-name="P141" text:outline-level="2"><text:soft-page-break/><text:span text:style-name="T54">C</text:span>alculating <text:span text:style-name="T53">The </text:span>Re<text:span text:style-name="T54">commended R</text:span>eserve Fund <text:span text:style-name="T53">Contribution </text:span></text:h>
      <text:p text:style-name="P58">Section 22 <text:span text:style-name="T58">of the Management Rules (Annexure 1) of the STSMAR </text:span>has <text:span text:style-name="T53">a </text:span>formula for calculating how much must be paid into the Reserve Fund for each item on the ten year maintenance planning:</text:p>
      <text:p text:style-name="P68">The annual contribution to the reserve fund for the maintenance, repair or replacement of each of the major capital items must be determined according to the following formula: [(estimated cost minus past contribution) divided by expected life]</text:p>
      <text:p text:style-name="P70">There are three <text:span text:style-name="T53">(hopefully minor) problems</text:span> with this:</text:p>
      <text:list xml:id="list6359222094100354957" text:style-name="L19">
        <text:list-item>
          <text:p text:style-name="P122">“Expected life” has the unusual definition of “the estimated number of years before it is expected that the cost of maintenance, repair or replacement of a major capital item will be incurred” So, if it is expected that in nine years time a paint job will be required. “expected life” means 9 years even if the paint job is expected to only be good for 4 years.</text:p>
        </text:list-item>
        <text:list-item>
          <text:p text:style-name="P122">It is not explained whether “estimated cost” is in “real” or “nominal” terms. The spreadsheet uses the real (i.e. current cost) of the work and neglects inflation. Since the reserve fund should be in an interest-bearing account, this seems to be a more sensible interpretation <text:span text:style-name="T48">than assuming that the cost should use the nominal value of the work using an estimate of inflation.</text:span></text:p>
        </text:list-item>
        <text:list-item>
          <text:p text:style-name="P123">“<text:span text:style-name="T48">Past contribution” is a particularly difficult term to understand unless a BC has kept a meticulous record of the amount contributed in each preceding year towards a particular capital item. We assume that a BC knows only the </text:span><text:span text:style-name="T50">total</text:span><text:span text:style-name="T51"> amount in the reserve fund without knowing the constituent contributions that made up the reserve fund. We explain next how we calculate an estimate of the “past contribution” to determine what this year's contribution should be.</text:span></text:p>
        </text:list-item>
      </text:list>
      <text:p text:style-name="P80"/>
      <text:p text:style-name="P81">To explain how we calculate the “past contribution”, consider the simple ten year plan in <text:span text:style-name="T3">example3.ods</text:span><text:span text:style-name="T9"> where there are only two capital items </text:span><text:span text:style-name="T18">for</text:span><text:span text:style-name="T9"> the next ten years:</text:span></text:p>
      <text:list xml:id="list5053834699857304207" text:style-name="L20">
        <text:list-item>
          <text:p text:style-name="P124">An expense of R70,000 in the current financial year</text:p>
        </text:list-item>
        <text:list-item>
          <text:p text:style-name="P124">An expense of R300,000 in the next financial year</text:p>
        </text:list-item>
      </text:list>
      <text:p text:style-name="P87"><draw:frame draw:style-name="fr3" draw:name="Image19" text:anchor-type="paragraph" svg:width="6.9252in" svg:height="0.5744in" draw:z-index="18"><draw:image xlink:href="Pictures/10000000000003F400000054CFF8AA11A041EDC9.png" xlink:type="simple" xlink:show="embed" xlink:actuate="onLoad"/></draw:frame><text:soft-page-break/></text:p>
      <text:p text:style-name="P87">Both of these items should have appeared in ten year plans in the past:</text:p>
      <text:list xml:id="list5318066802780364336" text:style-name="L21">
        <text:list-item>
          <text:p text:style-name="P125">The first item should have been in the previous 9 plans, so we should have collected money to cover 90% of the cost already</text:p>
        </text:list-item>
        <text:list-item>
          <text:p text:style-name="P125">The second item should have appeared in 8 previous plans, so the reserve should already contain 80% of the money needed for this capital item. </text:p>
        </text:list-item>
      </text:list>
      <text:p text:style-name="P82"/>
      <text:p text:style-name="P83">So, <text:span text:style-name="T53">ideally,</text:span> the amount in the reserve fund should be <text:span text:style-name="T53">at least</text:span></text:p>
      <text:p text:style-name="P84">90% x R70,000 + 80% x R300,000</text:p>
      <text:p text:style-name="P84">= R63,000 + R240,000 = R303,000</text:p>
      <text:p text:style-name="P85">Now suppose that we have only R100,000 in the reserve fund, i.e. we have only <text:span text:style-name="T49">0.33 </text:span>of the required amount.</text:p>
      <text:p text:style-name="P85"/>
      <text:p text:style-name="P85"><text:span text:style-name="T53">Using the factor 0.33, we</text:span> <text:span text:style-name="T53">calculate</text:span> that instead of having contributed R63,000 towards the electric fence, only</text:p>
      <text:p text:style-name="P84">0.33 x R63,000 = R20,792</text:p>
      <text:p text:style-name="P85">has been contributed.</text:p>
      <text:p text:style-name="P85"/>
      <text:p text:style-name="P85">Similarly instead of having contributed R240,000 towards the paint job, we have only contributed</text:p>
      <text:p text:style-name="P84">0.33 x R240,000 = R79,208</text:p>
      <text:p text:style-name="P85">for this capital item <text:span text:style-name="T53">in</text:span> the reserve fund.</text:p>
      <text:p text:style-name="P85"/>
      <text:p text:style-name="P85">Now, using the formula from the STSM<text:span text:style-name="T66">A</text:span>R, we need to calculate how much should ideally be contributed in this financial year for each of these two items. For the first item we must contribute</text:p>
      <text:p text:style-name="P84"><draw:frame draw:style-name="fr5" draw:name="Object1" text:anchor-type="as-char" svg:y="-0.2437in" svg:width="1.4346in" svg:height="0.3929in" draw:z-index="19"><draw:object xlink:href="./Object 1" xlink:type="simple" xlink:show="embed" xlink:actuate="onLoad"/><draw:image xlink:href="./ObjectReplacements/Object 1" xlink:type="simple" xlink:show="embed" xlink:actuate="onLoad"/></draw:frame>= R<text:span text:style-name="T52">49,208</text:span></text:p>
      <text:p text:style-name="P85">where the '1' in the denominator above reflects the fact that we have only 1 year in which to collect the money for the cost <text:span text:style-name="T53">to </text:span>be incurred <text:span text:style-name="T53">(i</text:span>n the unusual wording of the STSM<text:span text:style-name="T66">A</text:span>R, the “expected life” is 1 year.<text:span text:style-name="T53">)</text:span></text:p>
      <text:p text:style-name="P85"><text:soft-page-break/></text:p>
      <text:p text:style-name="P85">Similarly we calculate that we should collect</text:p>
      <text:p text:style-name="P84"><draw:frame draw:style-name="fr5" draw:name="Object2" text:anchor-type="as-char" svg:y="-0.2437in" svg:width="1.5193in" svg:height="0.3929in" draw:z-index="20"><draw:object xlink:href="./Object 2" xlink:type="simple" xlink:show="embed" xlink:actuate="onLoad"/><draw:image xlink:href="./ObjectReplacements/Object 2" xlink:type="simple" xlink:show="embed" xlink:actuate="onLoad"/></draw:frame>= <text:span text:style-name="T52">R110,396</text:span></text:p>
      <text:p text:style-name="P86">in the current financial year towards the painting. <text:span text:style-name="T55">T</text:span>he factor '2' <text:span text:style-name="T55">in the denominator</text:span> arises from the fact that we can contribute towards the reserve fund over two years to pay for this painting.</text:p>
      <text:p text:style-name="P86">So the total <text:s/>contributions that we must ideally collect in the current financial year is R110,396 + R49,208 = R159,604.</text:p>
      <text:p text:style-name="P86"/>
      <text:p text:style-name="P86">If we look at the “Current Year Planner” for <text:span text:style-name="T3">example3.ods</text:span><text:span text:style-name="T9"> we see that R159,604 is indeed the amount that we should contribute. </text:span><text:span text:style-name="T17">The figure of R303,000 that the complex should ideally have had in reserve at the start of the year is also shown.</text:span></text:p>
      <text:p text:style-name="P88"/>
      <text:p text:style-name="P88"><draw:frame draw:style-name="fr4" draw:name="Image20" text:anchor-type="paragraph" svg:width="4.6457in" svg:height="1.2398in" draw:z-index="21"><draw:image xlink:href="Pictures/10000000000001BE000000773A5D2F638B74BD5A.png" xlink:type="simple" xlink:show="embed" xlink:actuate="onLoad"/></draw:frame></text:p>
      <text:p text:style-name="P88"/>
      <text:p text:style-name="P88"/>
      <text:p text:style-name="P88"/>
      <text:p text:style-name="P88"/>
      <text:p text:style-name="P89">If you look at the “Current Year Planner”, you might notice that rows 18 onwards are hidden. The intermediate results used to calculate the “Recommended initial reserve fund amount” and “Recommended reserve fund contribution” are calculated in those rows. If you want to see them, unprotect the worksheet and select “Show” for the relevant rows.</text:p>
      <text:p text:style-name="P89"/>
      <text:p text:style-name="P89">If you read <text:span text:style-name="T56">all the way </text:span>to the end of this user guide:</text:p>
      <text:p text:style-name="P90">Congratulations. </text:p>
      <text:p text:style-name="P90"/>
      <text:h text:style-name="P135" text:outline-level="1">Revision History</text:h>
      <table:table table:name="RevisionHistory" table:style-name="RevisionHistory">
        <table:table-column table:style-name="RevisionHistory.A" table:number-columns-repeated="3"/>
        <table:table-row>
          <table:table-cell table:style-name="RevisionHistory.A1" office:value-type="float" office:value="0">
            <text:p text:style-name="P77">Version</text:p>
          </table:table-cell>
          <table:table-cell table:style-name="RevisionHistory.B1" office:value-type="float" office:value="0">
            <text:p text:style-name="P77">Date</text:p>
          </table:table-cell>
          <table:table-cell table:style-name="RevisionHistory.C1" office:value-type="float" office:value="0">
            <text:p text:style-name="P77">Changes</text:p>
          </table:table-cell>
        </table:table-row>
        <table:table-row>
          <table:table-cell table:style-name="RevisionHistory.A2" office:value-type="float" office:value="0">
            <text:p text:style-name="P74">1.0.0</text:p>
          </table:table-cell>
          <table:table-cell table:style-name="RevisionHistory.B2" office:value-type="string">
            <text:p text:style-name="P74">April 2017</text:p>
          </table:table-cell>
          <table:table-cell table:style-name="RevisionHistory.C2">
            <text:p text:style-name="P73"/>
          </table:table-cell>
        </table:table-row>
        <table:table-row>
          <table:table-cell table:style-name="RevisionHistory.A2" office:value-type="float" office:value="0">
            <text:p text:style-name="P74">1.1.0</text:p>
          </table:table-cell>
          <table:table-cell table:style-name="RevisionHistory.B3" office:value-type="string">
            <text:p text:style-name="P74"><text:span text:style-name="T62">1 </text:span>May 2017</text:p>
          </table:table-cell>
          <table:table-cell table:style-name="RevisionHistory.C3" office:value-type="string">
            <text:p text:style-name="P74">Budget summary displays percentage of the total budget that goes into the reserve fund.</text:p>
          </table:table-cell>
        </table:table-row>
        <table:table-row>
          <table:table-cell table:style-name="RevisionHistory.A2" office:value-type="float" office:value="0">
            <text:p text:style-name="P75">1.2.0</text:p>
          </table:table-cell>
          <table:table-cell table:style-name="RevisionHistory.B4" office:value-type="string">
            <text:p text:style-name="P75">8 May 2017</text:p>
          </table:table-cell>
          <table:table-cell table:style-name="RevisionHistory.C4" office:value-type="string">
            <text:p text:style-name="P75">Added an appendix on preparing an Administrative budget.</text:p>
          </table:table-cell>
        </table:table-row>
        <table:table-row>
          <table:table-cell table:style-name="RevisionHistory.A5" office:value-type="float" office:value="0">
            <text:p text:style-name="P76">1.3.0</text:p>
          </table:table-cell>
          <table:table-cell table:style-name="RevisionHistory.B5" office:value-type="string">
            <text:p text:style-name="P76">8 June 2017</text:p>
          </table:table-cell>
          <table:table-cell table:style-name="RevisionHistory.C5" office:value-type="string">
            <text:p text:style-name="P76">Various typographical changes to the documentation and the spreadsheet. </text:p>
          </table:table-cell>
        </table:table-row>
      </table:table>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6-12T14:19:20.040209525</dc:date>
    <meta:editing-duration>PT11H57M11S</meta:editing-duration>
    <meta:editing-cycles>56</meta:editing-cycles>
    <meta:generator>LibreOffice/5.0.6.2$Linux_X86_64 LibreOffice_project/00$Build-2</meta:generator>
    <meta:document-statistic meta:table-count="2" meta:image-count="24" meta:object-count="2" meta:page-count="29" meta:paragraph-count="250" meta:word-count="6755" meta:character-count="39737" meta:non-whitespace-character-count="33269"/>
  </office:meta>
</office:document-meta>
</file>

<file path=Object 1/content.xml><?xml version="1.0" encoding="utf-8"?>
<math xmlns="http://www.w3.org/1998/Math/MathML" display="block">
  <semantics>
    <mfrac>
      <mrow>
        <mi>R</mi>
        <mrow>
          <mn>70,000</mn>
          <mo stretchy="false">−</mo>
          <mi>R</mi>
        </mrow>
        <mn>20,792</mn>
      </mrow>
      <mn>1</mn>
    </mfrac>
    <annotation encoding="StarMath 5.0">{R70,000 - R20,792} over {1} </annotation>
  </semantics>
</math>
</file>

<file path=Object 2/content.xml><?xml version="1.0" encoding="utf-8"?>
<math xmlns="http://www.w3.org/1998/Math/MathML" display="block">
  <semantics>
    <mfrac>
      <mrow>
        <mi>R</mi>
        <mrow>
          <mn>300,000</mn>
          <mo stretchy="false">−</mo>
          <mi>R</mi>
        </mrow>
        <mn>79,208</mn>
      </mrow>
      <mn>2</mn>
    </mfrac>
    <annotation encoding="StarMath 5.0">{R300,000 - R79,208} over {2} </annotation>
  </semantics>
</math>
</file>